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Georgia" svg:font-family="Georgi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_3c_castItem_3e_">
      <style:text-properties officeooo:paragraph-rsid="0006dbad"/>
    </style:style>
    <style:style style:name="P4" style:family="paragraph" style:parent-style-name="_3c_l_3e_">
      <style:text-properties officeooo:paragraph-rsid="0006f4a3"/>
    </style:style>
    <style:style style:name="P5" style:family="paragraph" style:parent-style-name="_3c_speaker_3e_">
      <style:text-properties officeooo:paragraph-rsid="000ca70c"/>
    </style:style>
    <style:style style:name="P6" style:family="paragraph" style:parent-style-name="_3c_speaker_3e_">
      <style:paragraph-properties fo:margin-left="0cm" fo:margin-right="0cm" fo:text-indent="0cm" style:auto-text-indent="false"/>
    </style:style>
    <style:style style:name="P7" style:family="paragraph" style:parent-style-name="_3c_stage_3e_">
      <style:text-properties officeooo:paragraph-rsid="000ca70c"/>
    </style:style>
    <style:style style:name="P8" style:family="paragraph" style:parent-style-name="Footnote">
      <style:text-properties officeooo:rsid="000ca70c" officeooo:paragraph-rsid="000ca70c"/>
    </style:style>
    <style:style style:name="P9" style:family="paragraph" style:parent-style-name="Standard">
      <style:text-properties officeooo:paragraph-rsid="0006dbad"/>
    </style:style>
    <style:style style:name="P10" style:family="paragraph" style:parent-style-name="Standard">
      <style:text-properties officeooo:paragraph-rsid="0006f23d"/>
    </style:style>
    <style:style style:name="P11" style:family="paragraph" style:parent-style-name="Standard">
      <style:text-properties officeooo:paragraph-rsid="0006f4a3"/>
    </style:style>
    <style:style style:name="P12" style:family="paragraph" style:parent-style-name="Standard">
      <style:text-properties officeooo:paragraph-rsid="00095d12"/>
    </style:style>
    <style:style style:name="P13" style:family="paragraph" style:parent-style-name="Standard">
      <style:text-properties officeooo:paragraph-rsid="000addee"/>
    </style:style>
    <style:style style:name="P14" style:family="paragraph" style:parent-style-name="Standard">
      <style:text-properties officeooo:paragraph-rsid="000e7c30"/>
    </style:style>
    <style:style style:name="T1" style:family="text">
      <style:text-properties officeooo:rsid="0006dbad"/>
    </style:style>
    <style:style style:name="T2" style:family="text">
      <style:text-properties officeooo:rsid="0006f23d"/>
    </style:style>
    <style:style style:name="T3" style:family="text">
      <style:text-properties officeooo:rsid="0006f4a3"/>
    </style:style>
    <style:style style:name="T4" style:family="text">
      <style:text-properties officeooo:rsid="0008b6d8"/>
    </style:style>
    <style:style style:name="T5" style:family="text">
      <style:text-properties officeooo:rsid="00095d12"/>
    </style:style>
    <style:style style:name="T6" style:family="text">
      <style:text-properties officeooo:rsid="000addee"/>
    </style:style>
    <style:style style:name="T7" style:family="text">
      <style:text-properties officeooo:rsid="000ca70c"/>
    </style:style>
    <style:style style:name="T8" style:family="text">
      <style:text-properties officeooo:rsid="000e61f4"/>
    </style:style>
    <style:style style:name="T9" style:family="text">
      <style:text-properties officeooo:rsid="000e7c30"/>
    </style:style>
    <style:style style:name="T10" style:family="text">
      <style:text-properties fo:color="#ff3333" style:text-position="sub 58%" officeooo:rsid="000e7c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salute_3e_"><text:span text:style-name="T1">À</text:span> Mayembe Kimkoo</text:p>
      <text:h text:style-name="Heading_20_1" text:outline-level="1">Introduction</text:h>
      <text:p text:style-name="P9"><text:span text:style-name="_3c_pb_3e_">[7</text:span><text:span text:style-name="_3c_pb_3e_"><text:span text:style-name="T9">5</text:span></text:span><text:span text:style-name="_3c_pb_3e_">]</text:span>II y a toujours dans l’évolution humaine des périodes critiques où Eurydice doit mourir de cette mort qui provoque le refus et réveille les forces surhumaines pour l’affronter. Alors Orphée se lève et brave tout pour rechercher la beauté, la grandeur et la vérité égarées un jour dans les méandres de l’histoire.</text:p>
      <text:p text:style-name="Standard">C’est à partir d’une méditation sur les arcanes majeurs du tarot que le roman a suivi l’itinéraire de l’Orphée d’aujourd’hui dans une Afrique qui ne vit plus que des emprunts à l’hier et à <text:span text:style-name="T1">l’</text:span>étranger.</text:p>
      <text:p text:style-name="Standard">Eurydice est encore morte et notre époque réclame à nouveau un Orphée pour retrouver une raison de se battre. Il nous aidera à comprendre la lame 0, le Mat, le fou, image de l’homme prédestiné au paradis et pataugeant sans fin dans les placages et les stéréotypes. Cette lame-garde-fou est l’épée de Damoclès suspendue au-dessus de tout homme qui ne retrouve pas d’urgence son intégrité et sa part de créativité.</text:p>
      <text:p text:style-name="Standard">Et pourquoi une adaptation scénique ? En Afrique toute idée qui s’ébauche, toute philosophie voulant s’imposer avaient besoin de ces rituels qui redonnaient à la pensée toute sa puissance, aux mots toute leur force, aux gestes toute leur efficacité. Nous avons réinterrogé les techniques rituelles et en avons fait la base aune esthétique théâtrale adaptée à l’expression dramatique nêgro-africaine, le Théâtre-Rituel.</text:p>
      <text:p text:style-name="Standard">Le rituel d’hier permettait au groupe décidé à ne pas déchoir, de redécouvrir des rapports profonds et d’assurer sa propre thérapeutique : il revivait ses angoisses <text:span text:style-name="_3c_pb_3e_">[7</text:span><text:span text:style-name="_3c_pb_3e_"><text:span text:style-name="T9">6</text:span></text:span><text:span text:style-name="_3c_pb_3e_">]</text:span>et ses maladies devant ses Dieux et ses Esprits depuis la cause première jusqu’au retour de l’harmonie. Aussi s’est-on demandé pourquoi de nos jours où le monde est particulièrement bouleversé, et le monde africain en particulier, le rituel a disparu, alors qu’il devenait plus que jamais nécessaire.</text:p>
      <text:p text:style-name="Standard">Le Théâtre-Rituel d’aujourd’hui essaye de faire accéder à un niveau de conscience supérieur où <text:span text:style-name="T1">l’</text:span>on n’attend plus rien d’en haut, mais où l’on trouve en soi le moyen de liquider les forces négatives et de résoudre ses propres problèmes.</text:p>
      <text:p text:style-name="Standard">Dans le roman, Orphée passe par une série d’épreuves et de méditations aux images abstraites (symbolique du livre de Thot), qu’il essaie de rendre concrètes et efficaces.</text:p>
      <text:p text:style-name="Standard">Dans l’adaptation théâtrale très libre, Orphée va retrouver une ouverture plus profonde en lui-même dans un combat initiatique où il traîne toute la horde bruyante et encombrante de la famille et de la société qu’il faudra soutenir jusqu’au bout avant de trouver une possibilité de s’affirmer seul.</text:p>
      <text:p text:style-name="Standard">Ce rite de l’épreuve du feu bassa dont on s’est inspiré ici a été observé chez Mintamak Mi Miumdè, un Hidjidjingo<text:note text:id="ftn1" text:note-class="footnote"><text:note-citation>1</text:note-citation><text:note-body><text:p text:style-name="Footnote">On a rencontré ce guérisseur dans la région de Bo-bok, département du Nyong et Kellé dans la province du Centre-Sud du Cameroun.</text:p></text:note-body></text:note> qui soigne les fous atteints du Kong et guide les pas de ceux qui décident de prendre une nouvelle orientation et ont donc besoin de se purifier par un bilan exhaustif de leur vie antérieure. Le guérisseur dessinait sur le sol neuf cases à l’intérieur d’un cercle. Le candidat à cette étrange initiation devait parcourir de gauche à droite tout le cercle en passant par la maison des géniteurs, puis celle du dan, des esprits, de la solitude, des ancêtres, des étrangers, du travail, des amis et des oncles. Le meneur <text:span text:style-name="_3c_pb_3e_">[7</text:span><text:span text:style-name="_3c_pb_3e_"><text:span text:style-name="T9">7</text:span></text:span><text:span text:style-name="_3c_pb_3e_">]</text:span> de rite posait sur le cercle et sur les différents compartiments un fil de cuivre pur magnétisé pour empêcher le néophyte de tricher avec lui-même : au cours d’un aller il enregistrait toutes tes dettes contractées, et au retour il évoquait tous ses gains sans rien omettre. Il vivait une véritable descente aux enfers où plus rien ne doit rester caché à celui qui aura besoin de toute sa lucidité pour vaincre le mal et choisir la bonne route. Et à la suite des initiés de la Tradition, notre Orphée apprendra à se regarder, à se reconnaître pour s’inscrire à son tour dans un acte fécond qui reconstruira la société chancelante. L’Orphée d’aujourd’hui devra être suffisamment fort et maître de lui-même car il n’est plus l’assisté des Dieux et des ancêtres, mais le seul responsable de son destin et d’un monde qui attend sa part d’originalité.</text:p>
      <text:p text:style-name="Standard">Et l’Orphée des initiations souterraines et solitaires du roman redevient dans le Théâtre-Rituel, le mythe actif, l’homme de là rue parmi tes siens.</text:p>
      <text:h text:style-name="Heading_20_1" text:outline-level="1"><text:soft-page-break/>P<text:span text:style-name="T1">ersonnages</text:span></text:h>
      <text:p text:style-name="_3c_castItem_3e_">La Voix des feuilles mortes</text:p>
      <text:p text:style-name="_3c_castItem_3e_">La Voix des ancêtres</text:p>
      <text:p text:style-name="_3c_castItem_3e_">La Voix de la lumière</text:p>
      <text:p text:style-name="_3c_castItem_3e_">Le Ndinga</text:p>
      <text:p text:style-name="_3c_castItem_3e_">Orphée</text:p>
      <text:p text:style-name="_3c_castItem_3e_">Nyango</text:p>
      <text:p text:style-name="P3">Première Commère</text:p>
      <text:p text:style-name="P3">Deuxième Commère</text:p>
      <text:p text:style-name="P3">Troisième Commère</text:p>
      <text:p text:style-name="P3">Des Spectateurs</text:p>
      <text:p text:style-name="P3">Le Père</text:p>
      <text:p text:style-name="P3">Un Enfant.</text:p>
      <text:p text:style-name="Standard"><text:span text:style-name="_3c_pb_3e_">[7</text:span><text:span text:style-name="_3c_pb_3e_"><text:span text:style-name="T9">8</text:span></text:span><text:span text:style-name="_3c_pb_3e_">]</text:span>L’initiation se déroule en grande partie parmi les Spectateurs qui mettront à l’épreuve le néophyte et le conduiront jusqu’à « l’aube de la conscience ».</text:p>
      <text:p text:style-name="Standard">Le premier cercle de « l’épreuve du feu » divisé en quatre compartiments est tracé sur une scène classique légèrement en hauteur. Orphée y passera une première série d’épreuves avant la mort symbolique. Ensuite il descendra dans la salle où d’autres lieux scéniques circulaires délimiteront les autres cases où Orphée devra répondre de ses actes devant le groupe social. Les Spectateurs créeront à leur tour des fieux scéniques improvisés et bénéficieront d’un décor où ils pourront se sentir touchés et concernés. La scène classique restera le domaine des projections : l’Image d’Orphée et de Nyango évoluera au gré de la progression du néophyte ainsi que les trois personnages placés au trois pointes du triangle, représentant les trois Voix de la conscience. Ils créeront de multiples tableaux pour illustrer les différentes étapes de la prise de conscience d’Orphée et des Spectateurs.</text:p>
      <text:p text:style-name="_3c_speaker_3e_">Le Ndinga</text:p>
      <text:p text:style-name="_3c_stage_3e_">Dans la salle.</text:p>
      <text:p text:style-name="Standard"><text:span text:style-name="_3c_pb_3e_">[7</text:span><text:span text:style-name="_3c_pb_3e_"><text:span text:style-name="T9">9</text:span></text:span><text:span text:style-name="_3c_pb_3e_">]</text:span>Orphée ! Un nom, un poème, ou simplement un désir. Le vôtre, peut-être… Notre Orphée a perdu quelque chose, une de ces choses essentielles. Il l’a nommée Nyango. Ce pourrait être sa main, celle qui ouvre la porte, ce pourrait être sa voix, celle qui donne la réponse. C’est Nyango et Nyango est sa femme.</text:p>
      <text:p text:style-name="_3c_stage_3e_">Il joue de son instrument et chante au milieu des spectateurs.</text:p>
      <text:p text:style-name="_3c_l_3e_">Nyango, un morceau de mon rêve, un morceau de mon toit. Nyango, le plus beau que je cherche, le plus beau qui m’attend.</text:p>
      <text:p text:style-name="_3c_l_3e_">Je l’ai perdue et je marche sans âme.</text:p>
      <text:p text:style-name="_3c_l_3e_">Je l’ai perdue et je pleure sans larme.</text:p>
      <text:p text:style-name="_3c_l_3e_">Nyango, un morceau de mon rêve, un morceau de mon toit.</text:p>
      <text:p text:style-name="_3c_speaker_3e_">Le Ndinga,</text:p>
      <text:p text:style-name="_3c_stage_3e_">continuant à parcourir la salle.</text:p>
      <text:p text:style-name="Standard">Tous les noms veulent dire, tous les hommes veulent grandir. Il s’appelle « la Lumière qui guérit », il s’appelle Orphée. Nyango, c’est « Madame », « celle qui s’est accomplie ». Elle est au bout du chemin, elle allume la lumière.</text:p>
      <text:p text:style-name="Standard">Orphée, Nyango, ils se sont mariés, mais ils ne s’étaient pas vus. Pouvaient-ils vivre ? Sans tête ? Sans bras ? Sans cœur ?</text:p>
      <text:p text:style-name="Standard">Elle est partie et il apprend le vide.</text:p>
      <text:p text:style-name="Standard">Il est resté et elle guide sa marche.</text:p>
      <text:p text:style-name="_3c_stage_3e_"><text:span text:style-name="_3c_pb_3e_">[</text:span><text:span text:style-name="_3c_pb_3e_"><text:span text:style-name="T9">80</text:span></text:span><text:span text:style-name="_3c_pb_3e_">]</text:span>Le Ndinga monte sur scène et trace un large cercle avec du kaolin qu’il divise en quatre compartiments. Au centre du cercle, un triangle pointe en bas est éclairé de façon permanente. <text:span text:style-name="T2">À</text:span> chacune de ses pointes, un personnage immobile se manifestera au fur et à mesure de l’évolution d’Orphée. Au fond de la scène, représentant l’Est, le Couple idéal Orphée-Nyango se détache sur <text:soft-page-break/>un grand drap blanc, comme deux ombres chinoises. C’est l’Image de la Rencontre qui aura lieu. Orphée, debout, à <text:span text:style-name="T2">l’</text:span>avant-scène, face au cercle, est perdu dans une longue rêverie. L’Image du Couple doit capter toute l’attention. Sett/ un air de flûte se fait entendre. Il part de la salle et nourrit la rêverie d’Orphée. <text:span text:style-name="T2">À</text:span> chaque intervention d’une Voix off, une des pointes du triangle clignote.</text:p>
      <text:p text:style-name="_3c_speaker_3e_">La Voix des feuilles mortes</text:p>
      <text:p text:style-name="_3c_l_3e_">Ne marche pas sur moi. Je suis le témoin.</text:p>
      <text:p text:style-name="_3c_l_3e_">J’ai vu le crime, j’ai connu la peur.</text:p>
      <text:p text:style-name="_3c_l_3e_">J’ai suivi l’étoile du sans-but et du sans-abri.</text:p>
      <text:p text:style-name="_3c_l_3e_">J’ai affiché l’inculture et l’ignorance.</text:p>
      <text:p text:style-name="_3c_l_3e_">Ne marche pas sur moi. Je suis le témoin.</text:p>
      <text:p text:style-name="_3c_l_3e_">Mais je verrai l’homme de demain</text:p>
      <text:p text:style-name="_3c_l_3e_">Je serai la Nouvelle Race.</text:p>
      <text:p text:style-name="_3c_l_3e_">Et tu ne marcheras plus sur moi.</text:p>
      <text:p text:style-name="_3c_speaker_3e_">Le Ndinga</text:p>
      <text:p text:style-name="_3c_stage_3e_">Scandant sa phrase avec le mvet, se dirige vers Orphée.</text:p>
      <text:p text:style-name="P10">Qu’est-ce que tu désires ?</text:p>
      <text:p text:style-name="_3c_speaker_3e_">Première Commère</text:p>
      <text:p text:style-name="_3c_stage_3e_">Dans la salle.</text:p>
      <text:p text:style-name="Standard"><text:span text:style-name="_3c_pb_3e_">[</text:span><text:span text:style-name="_3c_pb_3e_"><text:span text:style-name="T9">81</text:span></text:span><text:span text:style-name="_3c_pb_3e_">]</text:span>Tu as su ce qu’est devenu le fils de Dieudonné ? Hum, il ne s’est pas endormi, <text:span text:style-name="T2">c</text:span>elui-là ! Il est devenu un si grand type que tu ne le reconnaîtrais pas.</text:p>
      <text:p text:style-name="_3c_speaker_3e_">Deuxième Commère</text:p>
      <text:p text:style-name="_3c_stage_3e_">Dans la salle.</text:p>
      <text:p text:style-name="Standard">C’est si facile que ça de devenir grand type ?</text:p>
      <text:p text:style-name="_3c_speaker_3e_">Première Commère</text:p>
      <text:p text:style-name="_3c_stage_3e_">Se rapprochant d’Orphée.</text:p>
      <text:p text:style-name="Standard">Le pouvoir et l’argent vont toujours là où on les appelle. Demande et on te donnera. <text:span text:style-name="T2">Ç</text:span>a ne coûte presque rien.</text:p>
      <text:p text:style-name="_3c_speaker_3e_">Troisième Commère</text:p>
      <text:p text:style-name="_3c_stage_3e_">Excitée.</text:p>
      <text:p text:style-name="Standard">En tous cas, quand on voit un groto de trente ans avec toute sa panoplie, on peut bien faire un petit effort !</text:p>
      <text:p text:style-name="_3c_speaker_3e_">Première Commère</text:p>
      <text:p text:style-name="Standard">Imagine un peu : il ne paye pas l’essence. Il ne paye pas les écoles. Il ne paye pas le téléphone. Il ne paye pas les voyages. Il ne paye pas les impôts. Et il collectionne les villas, les femmes, engraisse deux ou trois griots. Il est prêt alors à se faire élire à l’Assemblée nationale. On lui offrira en supplément un superbe curriculum vitae, où pas un titre ronflant ne manque.</text:p>
      <text:p text:style-name="Standard">Orphée est secoué par le rythme du tam-tam, il balance d’un côté, de l’autre, attiré par la danse des femmes, vantant les « mérites » <text:span text:style-name="_3c_pb_3e_">[8</text:span><text:span text:style-name="_3c_pb_3e_"><text:span text:style-name="T9">2</text:span></text:span><text:span text:style-name="_3c_pb_3e_">]</text:span>des grands types, en chantant. La flûte tente de se faire une place dans ce joyeux tintamarre de cris et de danses. Au bout d’un moment, il réussit à maîtriser sa danse et suit <text:span text:style-name="T2">l’a</text:span>ir de la flûte qui prend le dessus et le guide.</text:p>
      <text:p text:style-name="_3c_speaker_3e_">Orphée</text:p>
      <text:p text:style-name="_3c_l_3e_">J’aime et j’entends le chant secret de mon amour.</text:p>
      <text:p text:style-name="_3c_l_3e_">Nul ne peut mourir s’il aime.</text:p>
      <text:p text:style-name="_3c_l_3e_">Nul ne peut perdre s’il désire.</text:p>
      <text:p text:style-name="_3c_l_3e_">L’amour de toi détruit l’Enfer.</text:p>
      <text:p text:style-name="_3c_l_3e_">Et la terre affamée allume ses foyers.</text:p>
      <text:p text:style-name="_3c_l_3e_"><text:soft-page-break/>La source pure ne tarit pas.</text:p>
      <text:p text:style-name="_3c_l_3e_">Et mon village a choisi la fraîcheur d’une pause.</text:p>
      <text:p text:style-name="_3c_stage_3e_">Il fait un geste d’espoir vers l’Image et reste figé.</text:p>
      <text:p text:style-name="_3c_speaker_3e_">Le Ndinga</text:p>
      <text:p text:style-name="_3c_stage_3e_">Jouant de son instrument et retrouvant le ton du conteur.</text:p>
      <text:p text:style-name="Standard">On a célébré les noces d’Orphée et de Nyango ; deux familles se sont réconciliées. Il fallait un peu d’harmonie dans ce monde déchiré ! On aime toujours contempler une belle image… Ils avaient pressenti autre chose, ils devaient être et ils seraient. Orphée (rêvant) a retrouvé Nyango. Tout le monde ici en avait besoin.</text:p>
      <text:p text:style-name="_3c_stage_3e_">L’Image d’Orphée et de Nyango s’impose de plus en plus sur scène. Orphée reste toujours immobile. La salle vit les désirs d’un peuple affamé.</text:p>
      <text:p text:style-name="_3c_speaker_3e_">Première Commère</text:p>
      <text:p text:style-name="_3c_stage_3e_">Portant sur la tête les restes du marché et distribuant quelques oranges.</text:p>
      <text:p text:style-name="Standard"><text:span text:style-name="_3c_pb_3e_">[8</text:span><text:span text:style-name="_3c_pb_3e_"><text:span text:style-name="T9">3</text:span></text:span><text:span text:style-name="_3c_pb_3e_">]</text:span>Je n’ai presque rien vendu ce matin. Mes oranges étaient flétries et le jus ne coulait plus.</text:p>
      <text:p text:style-name="_3c_speaker_3e_">Deuxième Commère</text:p>
      <text:p text:style-name="_3c_stage_3e_">Regardant l’orange qu’on vient de lui offrir.</text:p>
      <text:p text:style-name="Standard">Une orange qui n’a même plus la couleur orange ! Elle est grise, grise de saleté, grise de fadeur.</text:p>
      <text:p text:style-name="_3c_speaker_3e_">Troisième Commère</text:p>
      <text:p text:style-name="Standard">Et je parie que tu vends ça cher !… Est-ce qu’un prix ça veut même dire quelque chose !</text:p>
      <text:p text:style-name="_3c_speaker_3e_">Une autre Commère</text:p>
      <text:p text:style-name="Standard">Un tissu de prix !… <text:span text:style-name="_3c_stage.c_3e_">(Sur un autre ton.)</text:span> Ça c’est très coûteux ! <text:span text:style-name="_3c_stage.c_3e_">(Sur un autre ton)</text:span>… Tiens, je vais te le faire à un bon prix ! <text:span text:style-name="_3c_stage.c_3e_"><text:span text:style-name="T2">(</text:span></text:span><text:span text:style-name="_3c_stage.c_3e_">Un autre ton)</text:span>… Quand on aime vraiment quelque chose, quand on le désire à tout prix, il faut y mettre le prix !</text:p>
      <text:p text:style-name="_3c_speaker_3e_">Une autre Commère</text:p>
      <text:p text:style-name="Standard">Est-ce qu’on sait encore ce qui a de la valeur ? <text:span text:style-name="_3c_stage.c_3e_"><text:span text:style-name="T2">(</text:span></text:span><text:span text:style-name="_3c_stage.c_3e_">Elle se dirige vers un spectateur et touche un vêtement, ou un bijou.)</text:span> Combien ça vaut, ça ? 10 000 francs CFA, si tu as bonne mine, ou 1 000 francs CFA si le vendeur est fatigué, ou s’il a besoin d’un mouton pour la Tabaski ! <text:span text:style-name="_3c_stage.c_3e_"><text:span text:style-name="T2">(</text:span></text:span><text:span text:style-name="_3c_stage.c_3e_">Un silence.)</text:span></text:p>
      <text:p text:style-name="_3c_speaker_3e_">Le Ndinga</text:p>
      <text:p text:style-name="_3c_stage_3e_">Près d’Orphée.</text:p>
      <text:p text:style-name="Standard">Le prix d’une chose ! Le poids d’une chose ! La valeur ! <text:span text:style-name="_3c_pb_3e_">[8</text:span><text:span text:style-name="_3c_pb_3e_"><text:span text:style-name="T9">4</text:span></text:span><text:span text:style-name="_3c_pb_3e_">]</text:span>Pourra-t-on encore évaluer, mesurer, compter. D’un regard bien posé, Orphée, qu’en feras-tu ?</text:p>
      <text:p text:style-name="_3c_stage_3e_">Le tam-tam répond, Orphée reprend sa danse.</text:p>
      <text:p text:style-name="_3c_speaker_3e_">Une Commère</text:p>
      <text:p text:style-name="_3c_stage_3e_">En transe.</text:p>
      <text:p text:style-name="Standard">La Maison d’eux s’élève sur le vallon, là où le ciel a perdu la forêt. Ils sont riches de tous les biens qui nous manquent !</text:p>
      <text:p text:style-name="_3c_speaker_3e_">Deuxième Commère</text:p>
      <text:p text:style-name="_3c_stage_3e_">Dansant.</text:p>
      <text:p text:style-name="Standard">Ils sont riches, nous sommes riches.</text:p>
      <text:p text:style-name="Standard">Ils s’escriment pour notre avancement.</text:p>
      <text:p text:style-name="Standard"><text:span text:style-name="T2">Il</text:span>s travaillent pour notre salut.</text:p>
      <text:p text:style-name="_3c_stage_3e_">Orphée s’enivre des cris d’un peuple qui attend. Danses de plus en plus endiablées. Puis silence, Orphée s’approche du cercle et s’arrête face à l’Est, où une lumière naît progressivement.</text:p>
      <text:p text:style-name="_3c_speaker_3e_">La Voix de la Lumière</text:p>
      <text:p text:style-name="_3c_l_3e_">Je t’attends, je ne fais que t’attendre</text:p>
      <text:p text:style-name="_3c_l_3e_">Derrière les collines, de l’autre côté des rivières</text:p>
      <text:p text:style-name="_3c_l_3e_">L’appel a résonné et l’écho répond.</text:p>
      <text:p text:style-name="_3c_speaker_3e_">Le Ndinga</text:p>
      <text:p text:style-name="_3c_stage_3e_">Dans la salle, regardant la lumière qui devient de plus en plus rouge, telle une aurore radieuse.</text:p>
      <text:p text:style-name="_3c_stage_3e_">Il s’adresse à Orphée.</text:p>
      <text:p text:style-name="_3c_l_3e_"><text:soft-page-break/>Veux-tu savoir qui tu es, d’où tu viens ?</text:p>
      <text:p text:style-name="_3c_l_3e_">Veux-tu connaître le but de ta vie ?</text:p>
      <text:p text:style-name="_3c_l_3e_">Désires-tu la fortune, la gloire ou la puissance ?</text:p>
      <text:p text:style-name="_3c_l_3e_"><text:span text:style-name="_3c_pb_3e_">[8</text:span><text:span text:style-name="_3c_pb_3e_"><text:span text:style-name="T9">5</text:span></text:span><text:span text:style-name="_3c_pb_3e_">]</text:span>La lumière s’étale dans tous les sens, indiquant de multiples directions.</text:p>
      <text:p text:style-name="_3c_speaker_3e_">Le Ndinga</text:p>
      <text:p text:style-name="Standard">Désires-tu aller plus loin ? Ou veux-tu à ton tour propager l’illusion ?</text:p>
      <text:p text:style-name="_3c_stage_3e_">L’Image du couple Orphée-Nyango pâlit. Une femme très belle aux gestes séducteurs se lève parmi les spectateurs et tente d’entraîner Orphée dans une danse. Ils luttent ensemble, tandis que la flûte imprime un rythme à Orphée qui pénètre dans le cercle. La femme continue seule sa danse et <text:span text:style-name="T3">s’assoit</text:span> parmi les spectateurs.</text:p>
      <text:p text:style-name="_3c_speaker_3e_">La Voix des feuilles mortes</text:p>
      <text:p text:style-name="_3c_l_3e_">Ne marche pas sur moi, je suis le témoin.</text:p>
      <text:p text:style-name="_3c_l_3e_">J’ai vu la beauté, elle a attrapé la gale.</text:p>
      <text:p text:style-name="_3c_l_3e_">J’ai suivi une voix de charme et un geste rassurant. Ils n’étaient que masque de séduction.</text:p>
      <text:p text:style-name="_3c_l_3e_">Ne marche pas sur moi, je suis le témoin.</text:p>
      <text:p text:style-name="_3c_speaker_3e_">Orphée</text:p>
      <text:p text:style-name="_3c_stage_3e_">Arrêtant sa danse.</text:p>
      <text:p text:style-name="_3c_l_3e_">Je vais construire notre maison.</text:p>
      <text:p text:style-name="_3c_l_3e_">Je vais élever un temple à notre amour.</text:p>
      <text:p text:style-name="_3c_speaker_3e_">Le Ndinga</text:p>
      <text:p text:style-name="_3c_stage_3e_">Jouant de son instrument.</text:p>
      <text:p text:style-name="Standard">Orphée sent la main qui lui démange.</text:p>
      <text:p text:style-name="Standard">Il veut connaître la vraie peine, l’angoisse implacable. Il perdra toute la sueur et les larmes de son corps. Elles sont lourdes et fragiles les pierres du mur qui monte.</text:p>
      <text:p text:style-name="_3c_stage_3e_"><text:span text:style-name="_3c_pb_3e_">[8</text:span><text:span text:style-name="_3c_pb_3e_"><text:span text:style-name="T9">6</text:span></text:span><text:span text:style-name="_3c_pb_3e_">]</text:span>Orphée délimite la première case du cercle qui sera sa chambre. Il montre l’effort, le dur travail. La pénombre règne sur scène et les gestes sont mécaniques. La sc<text:span text:style-name="T3">èn</text:span>e s’éclaire et vibre d’une vie grouillante.</text:p>
      <text:p text:style-name="_3c_speaker_3e_">Première Commère</text:p>
      <text:p text:style-name="_3c_stage_3e_">Courant de droite à gauche.</text:p>
      <text:p text:style-name="Standard">Oh ! À djop ! Où c’est passé ? Mais c’était ici ! Où là ? Non, ce n’est plus ici, c’est là-bas ! <text:span text:style-name="_3c_stage.c_3e_">(Elle fouille partout dans la salle.)</text:span></text:p>
      <text:p text:style-name="_3c_speaker_3e_">Deuxième Commère</text:p>
      <text:p text:style-name="_3c_stage_3e_">Exhibant un immense pagne rouge.</text:p>
      <text:p text:style-name="Standard">Tiens, je l’ai trouvé ! <text:span text:style-name="_3c_stage.c_3e_">(Et elle court dans la salle, poursuivie par la Première Commère aidée de plusieurs autres spectateurs. On assiste à une véritable poursuite entrecoupée de cris de toutes sortes. Deux femmes se battent. Les mots, les gestes vont dans tous les sens. On ne s’entend plus.)</text:span></text:p>
      <text:p text:style-name="_3c_speaker_3e_">Troisième Commère</text:p>
      <text:p text:style-name="Standard">Elle est folle… La garce !</text:p>
      <text:p text:style-name="_3c_speaker_3e_">Deuxième Commère</text:p>
      <text:p text:style-name="Standard">C’est elle qui m’a dit que lui avait dit que j’ai dit. Mais je vous dis que je n’ai rien dit !</text:p>
      <text:p text:style-name="_3c_speaker_3e_">Première Commère</text:p>
      <text:p text:style-name="Standard">Mais lui m’a dit que tu lui as dit.</text:p>
      <text:p text:style-name="_3c_speaker_3e_">Deuxième Commère</text:p>
      <text:p text:style-name="Standard"><text:span text:style-name="_3c_pb_3e_">[8</text:span><text:span text:style-name="_3c_pb_3e_"><text:span text:style-name="T9">7</text:span></text:span><text:span text:style-name="_3c_pb_3e_">]</text:span>Que j’ai dit quoi ? Il a dit, tu dis, j’ai dit quoi ? Et puis, je n’ai rien à dire !</text:p>
      <text:p text:style-name="_3c_speaker_3e_">Troisième Commère</text:p>
      <text:p text:style-name="Standard">Moi, je dis, hein ! Je répète que la femme de l’autre a volé son frère. Il a été renvoyé et maintenant elle s’attaque à son mari ! Le pauvre bougre, il ne s’en relèvera pas !</text:p>
      <text:p text:style-name="_3c_speaker_3e_">Deuxième Commère</text:p>
      <text:p text:style-name="Standard"><text:soft-page-break/>Mais c’est faux. Tu mens. <text:span text:style-name="_3c_stage.c_3e_">(Cacophonie de toutes sortes.)</text:span> Menteuse ! Voleuse ! Tricheuse ! Vandale !</text:p>
      <text:p text:style-name="_3c_speaker_3e_">Troisième Commère</text:p>
      <text:p text:style-name="Standard">Aïe, mon bras ! Mais ne te gêne pas ! Attrape-moi ça. Décoche-moi ça, bats-moi ça !</text:p>
      <text:p text:style-name="_3c_speaker_3e_">Première Commère</text:p>
      <text:p text:style-name="Standard">Silence ! Elle a quelque chose à dire. Quelque chose de sensé !</text:p>
      <text:p text:style-name="_3c_speaker_3e_">Deuxième Commère</text:p>
      <text:p text:style-name="_3c_stage_3e_">Au bout d’un moment.</text:p>
      <text:p text:style-name="Standard">Mince ! J’ai oublié la pensée du jour de notre père à tous ! C’était sur la liberté… la liberté… ce n’est pas une statue (bien sûr) c’est un…</text:p>
      <text:p text:style-name="_3c_speaker_3e_">Première Commère</text:p>
      <text:p text:style-name="Standard">Un comportement ! Voyons. Pourquoi aller chercher plus loin ! Ce n’est pas la peine de se fatiguer. C’est <text:span text:style-name="_3c_pb_3e_">[8</text:span><text:span text:style-name="_3c_pb_3e_"><text:span text:style-name="T9">8</text:span></text:span><text:span text:style-name="_3c_pb_3e_">]</text:span>sûr qu’on n’allait pas nous bouleverser avec des mots percutants ! Mais ce n’est pas ça qui va nous empêcher de te régler ton compte…</text:p>
      <text:p text:style-name="_3c_stage_3e_">Orphée se bouche les oreilles. Sa chambre est terminée et il considère la « pièce » sur un air du Ndinga qui lui fait découvrir des objets imaginaires. Orphée s’allonge comme s’il était sur un Ut, il se tourne et se retourne, le mvet commentant son malaise. La lumière baisse. Il se lève et fait les cent pas. Dans la salle, un bruit de sirène, des appels au secours. Orphée tourne en rond. Il cherche un objet suivi par le mvet qui marque sa quête. Il semble l’avoir découvert, le caresse longuement puis le « casse ». Le bruit se répercute dans la salle et devient presque assourdissant. Puis le mvet calme progressivement l’angoisse et Orphée s’assoit en tailleur : la lumière réapparaît faiblement avec l’Image d’Orphée et Nyango.</text:p>
      <text:p text:style-name="_3c_speaker_3e_">Le Ndinga</text:p>
      <text:p text:style-name="_3c_stage_3e_">Descend dans la salle et s’adresse à la Première Commère.</text:p>
      <text:p text:style-name="_3c_l_3e_">Quelle animation, mais tu es seule.</text:p>
      <text:p text:style-name="_3c_l_3e_">Tu bouges, mais tu n’avances pas.</text:p>
      <text:p text:style-name="_3c_stage_3e_">Il sépare deux femmes dans la salle.</text:p>
      <text:p text:style-name="_3c_l_3e_">Tu cries, mais tu ne dis rien.</text:p>
      <text:p text:style-name="_3c_l_3e_">Ton geste est suspendu dans le vide</text:p>
      <text:p text:style-name="_3c_l_3e_">Et tu pends, pends, lamentablement.</text:p>
      <text:p text:style-name="_3c_stage_3e_">Le Ndinga s’arrête devant un spectateur qui lit un journal en tournant nerveusement les pages, en lisant à l’endroit et à <text:span text:style-name="_3c_pb_3e_">[</text:span><text:span text:style-name="_3c_pb_3e_"><text:span text:style-name="T9">89</text:span></text:span><text:span text:style-name="_3c_pb_3e_">] </text:span>l’envers. Devant le regard insistant du Ndinga, il jette le journal et se lève.</text:p>
      <text:p text:style-name="_3c_speaker_3e_">Le Spectateur</text:p>
      <text:p text:style-name="Standard">Et bien oui ! Tout ça ne vaut rien. Ce n’est que de l’encre qui va s’effacer à la première pluie. Mais qui donc a dit que les écrits restent ? Ils s’envolent et nous restons, face à face, sans avoir rien compris.</text:p>
      <text:p text:style-name="_3c_speaker_3e_">Le Ndinga</text:p>
      <text:p text:style-name="Standard">Tu restes seul ! Mais regarde-toi alors ?</text:p>
      <text:p text:style-name="_3c_speaker_3e_">Orphée</text:p>
      <text:p text:style-name="_3c_stage_3e_">Sur scène.</text:p>
      <text:p text:style-name="Standard">Nyango, ta seule présence et je me sentirai complet. Il me faut vivre quelque chose de total, achever, parfaire, mettre un toit à ma maison.</text:p>
      <text:p text:style-name="_3c_stage_3e_">Le Ndinga quitte la salle et se rapproche d’Orphée, l’Image devient plus nette.</text:p>
      <text:p text:style-name="_3c_speaker_3e_">Orphée</text:p>
      <text:p text:style-name="Standard">Qu’elle est belle, je vois le ciel dormant dans son regard !</text:p>
      <text:p text:style-name="_3c_speaker_3e_">Le Ndinga</text:p>
      <text:p text:style-name="Standard">Et l’Image est si belle, mais la douleur est amère…</text:p>
      <text:p text:style-name="_3c_speaker_3e_">Orphée</text:p>
      <text:p text:style-name="Standard">Le lit conserve la chaleur de son corps. Les objets ont perdu leur âme mais brillent de toutes leurs facettes et parlent encore.</text:p>
      <text:p text:style-name="_3c_stage_3e_"><text:soft-page-break/><text:span text:style-name="_3c_pb_3e_">[</text:span><text:span text:style-name="_3c_pb_3e_"><text:span text:style-name="T9">90</text:span></text:span><text:span text:style-name="_3c_pb_3e_">]</text:span>Bruits divers dans la salle, le Ndinga apporte un objet-fétiche et le remet à Orphée. Il a circulé parmi les spectateurs et sera le symbole de la quête d’Orphée, soutenue par le public.</text:p>
      <text:p text:style-name="_3c_speaker_3e_">Orphée</text:p>
      <text:p text:style-name="_3c_stage_3e_">Recevant l’objet.</text:p>
      <text:p text:style-name="Standard">N’y a-t-il pas moyen d’éviter son destin ? Ne peut-on être autre chose que ce que l’on est condamné à être ?</text:p>
      <text:p text:style-name="_3c_speaker_3e_">La Voix des feuilles mortes</text:p>
      <text:p text:style-name="_3c_l_3e_">Ne marche pas sur moi, je suis le témoin.</text:p>
      <text:p text:style-name="_3c_l_3e_">La pluie fait pousser le frangipanier.</text:p>
      <text:p text:style-name="P4">Le fruit mûr naît d’une fleur</text:p>
      <text:p text:style-name="P4">Et l’oiseau vole dans le ciel.</text:p>
      <text:p text:style-name="_3c_l_3e_">Ne marche pas sur moi, je suis le témoin.</text:p>
      <text:p text:style-name="_3c_speaker_3e_">Le Ndinga</text:p>
      <text:p text:style-name="_3c_stage_3e_">Jouant de son instrument.</text:p>
      <text:p text:style-name="Standard">Et l’image est si belle, qu’Orphée reproduit le modèle. Orphée construit sa maison. La chambre des parents.</text:p>
      <text:p text:style-name="_3c_stage_3e_">Orphée reprend son travail. Lorsqu’il semble terminé, le père vient s’asseoir. Orphée considère longuement son père qui ne le quitte pas des yeux.</text:p>
      <text:p text:style-name="_3c_speaker_3e_">Le Ndinga</text:p>
      <text:p text:style-name="Standard">As-tu senti la nécessité d’un père ? As-tu pensé qu’il pouvait te dire, lui ? Saurait-il dompter le lion qui est en toi ?</text:p>
      <text:p text:style-name="_3c_stage_3e_">Orphée se tient immobile dans une pose <text:span text:style-name="_3c_pb_3e_">[9</text:span><text:span text:style-name="_3c_pb_3e_"><text:span text:style-name="T9">1</text:span></text:span><text:span text:style-name="_3c_pb_3e_">] </text:span>laborieuse : il pourrait se concentrer sur l’égalisation d’un « mur », ou mettre la dernière main à la « peinture ».</text:p>
      <text:p text:style-name="_3c_speaker_3e_">La Voix des feuilles mortes</text:p>
      <text:p text:style-name="_3c_l_3e_">Ne marche pas sur moi, je suis le témoin.</text:p>
      <text:p text:style-name="_3c_l_3e_">Nourris-toi de ma sève.</text:p>
      <text:p text:style-name="_3c_l_3e_">Désaltère-toi de mes rêves.</text:p>
      <text:p text:style-name="_3c_l_3e_">Tu ne m’as pas crue.</text:p>
      <text:p text:style-name="_3c_l_3e_">Ne marche pas sur moi, je suis le témoin.</text:p>
      <text:p text:style-name="_3c_speaker_3e_">Le Père</text:p>
      <text:p text:style-name="Standard">Tu as choisi l’astro-physique, mon fils, le mot sonne bien, il est même impressionnant. Mais sais-tu où cela te conduira ?</text:p>
      <text:p text:style-name="_3c_stage_3e_">Orphée reprend ses gestes laborieux, il s’essuie longuement la sueur.</text:p>
      <text:p text:style-name="_3c_speaker_3e_">Le Ndinga</text:p>
      <text:p text:style-name="_3c_stage_3e_">S’aidant de son mvet pour créer un automatisme.</text:p>
      <text:p text:style-name="Standard">Sue, soupire, trépigne. Dans le laboratoire des autres, tu feras toujours le gros boulot, dans le laboratoire des autres, ton diplôme ne pèsera pas lourd.</text:p>
      <text:p text:style-name="Standard">Le Ndinga cherche dans la salle et s’arrête devant un spectateur, un gros livre sous le bras.</text:p>
      <text:p text:style-name="_3c_speaker_3e_">Première Commère</text:p>
      <text:p text:style-name="Standard">Oh ! Je sais ! Ça ne pèse pas lourd ! Mais ça nourrit son monde, la thèse alimentaire ! Avec ça, je meublerai des discours, des cours, des concours…</text:p>
      <text:p text:style-name="_3c_speaker_3e_">Le Ndinga</text:p>
      <text:p text:style-name="Standard"><text:span text:style-name="_3c_pb_3e_">[9</text:span><text:span text:style-name="_3c_pb_3e_"><text:span text:style-name="T9">2</text:span></text:span><text:span text:style-name="_3c_pb_3e_">]</text:span>Et après ?</text:p>
      <text:p text:style-name="_3c_stage_3e_">Silence. Un spectateur arbore un superbe attaché-case.</text:p>
      <text:p text:style-name="_3c_speaker_3e_">Le Ndinga</text:p>
      <text:p text:style-name="Standard">Toi, tu es le fils de ton père, n’est-ce pas ? Te voilà Grand Patron avec directeur, directeur-adjoint, sous-directeur, chef de service, secrétaires. Et tu signes et ta signature vaut des millions.</text:p>
      <text:p text:style-name="_3c_stage_3e_">Silence.</text:p>
      <text:p text:style-name="_3c_speaker_3e_"><text:soft-page-break/>Un Spectateur</text:p>
      <text:p text:style-name="_3c_stage_3e_">Mains dans les poches.</text:p>
      <text:p text:style-name="P11">Que voulez-vous ? C’est comme ça. On n’y peut rien.</text:p>
      <text:p text:style-name="_3c_speaker_3e_">Un Autre Spectateur</text:p>
      <text:p text:style-name="Standard">Il n’y a qu’à…</text:p>
      <text:p text:style-name="_3c_speaker_3e_">Le Ndinga</text:p>
      <text:p text:style-name="Standard">Il n’y a qu’à ! Il n’y a qu’à quoi ?</text:p>
      <text:p text:style-name="_3c_speaker_3e_">Orphée</text:p>
      <text:p text:style-name="_3c_stage_3e_">Aidé du tam-tam, cherche un rythme qui l’inspire. La flûte naît de ce rythme.</text:p>
      <text:p text:style-name="Standard">L’efficacité. L’efficacité. Il nous faut être efficaces.</text:p>
      <text:p text:style-name="_3c_speaker_3e_">Le Père</text:p>
      <text:p text:style-name="Standard">L’Astro-Physique, la Pataphysique, la Métaphysique <text:span text:style-name="_3c_pb_3e_">[9</text:span><text:span text:style-name="_3c_pb_3e_"><text:span text:style-name="T10">3</text:span></text:span><text:span text:style-name="_3c_pb_3e_">] </text:span>et autres Physiques, Peut-on se payer encore ces luxes !</text:p>
      <text:p text:style-name="_3c_stage_3e_">La Salle répond par des exclamations.</text:p>
      <text:p text:style-name="_3c_speaker_3e_">Première Commère</text:p>
      <text:p text:style-name="Standard">Mon fils a une maladie qu’on ne soigne pas ici. On n’a pas le matériel, on n’a pas le spécialiste.</text:p>
      <text:p text:style-name="_3c_speaker_3e_">Un Spectateur</text:p>
      <text:p text:style-name="Standard">Oh ! On l’évacuera à Paris !</text:p>
      <text:p text:style-name="_3c_speaker_3e_">Deuxième Commère</text:p>
      <text:p text:style-name="Standard">Les résultats du baccalauréat, au capes, sont désastreux ! Nos enseignants perdent les pédales.</text:p>
      <text:p text:style-name="_3c_speaker_3e_">Un Spectateur</text:p>
      <text:p text:style-name="Standard">Oh ! On réclamera des assistants techniques !</text:p>
      <text:p text:style-name="_3c_speaker_3e_">Le Père</text:p>
      <text:p text:style-name="Standard">Mon fils, vas-tu me remplacer un jour ? Que construiras-tu à ton tour, toi qui n’as même pas découvert les microbes !</text:p>
      <text:p text:style-name="_3c_stage_3e_">Dans la salle, à nouveau sirènes, appels au secours, demandes de toutes sortes :</text:p>
      <text:p text:style-name="_3c_stage_3e_">– Un médecin ?</text:p>
      <text:p text:style-name="_3c_stage_3e_">– Un plombier ?</text:p>
      <text:p text:style-name="_3c_stage_3e_">– Un prof ? etc.</text:p>
      <text:p text:style-name="_3c_stage_3e_">– Il n’y a plus de sucre, pas de gaz !</text:p>
      <text:p text:style-name="_3c_stage_3e_">– On ne nous envoie plus de films !</text:p>
      <text:p text:style-name="_3c_speaker_3e_">Le Père</text:p>
      <text:p text:style-name="Standard"><text:span text:style-name="_3c_pb_3e_">[9</text:span><text:span text:style-name="_3c_pb_3e_"><text:span text:style-name="T9">4</text:span></text:span><text:span text:style-name="_3c_pb_3e_">]</text:span>J’ai suivi le chemin tracé, j’ai atteint mon but : j’ai amassé, j’ai construit. <text:span text:style-name="T3">À</text:span> toi de prendre le relais : sélectionne, adapte, édifie. Sois ! Tu as tout pour créer.</text:p>
      <text:p text:style-name="_3c_stage_3e_">Le père quitte la scène et descend dans la salle, après avoir béni son fils, Orphée prend la place de son père et fixe la lumière pendant que l’Image d’Orphée et de Nyango s’intensifie.</text:p>
      <text:p text:style-name="_3c_speaker_3e_">La Voix de la Lumière</text:p>
      <text:p text:style-name="_3c_l_3e_">Je t’attends, je ne fais que t’attendre.</text:p>
      <text:p text:style-name="_3c_l_3e_">Je salue le jour où tu te lèveras en pleine lumière.</text:p>
      <text:p text:style-name="_3c_l_3e_">La lumière des dieux épouvante les faibles et tue les profanateurs.</text:p>
      <text:p text:style-name="_3c_l_3e_">Je t’attends, je ne fais que t’attendre.</text:p>
      <text:p text:style-name="_3c_speaker_3e_">La Voix des feuilles mortes</text:p>
      <text:p text:style-name="_3c_l_3e_">Un pendu pend, pend lamentablement.</text:p>
      <text:p text:style-name="_3c_l_3e_">Il a déjà quitté la terre</text:p>
      <text:p text:style-name="_3c_l_3e_">Et il voit de loin l’immense foule des hommes.</text:p>
      <text:p text:style-name="_3c_l_3e_">Il a trouvé, lui, son poste.</text:p>
      <text:p text:style-name="_3c_speaker_3e_">Le Ndinga</text:p>
      <text:p text:style-name="_3c_stage_3e_">Jouant de son instrument.</text:p>
      <text:p text:style-name="Standard">Et l’image est si belle qu’Orphée reproduit le modèle. Orphée construit sa maison. La salle de <text:soft-page-break/>bain.</text:p>
      <text:p text:style-name="_3c_stage_3e_">Orphée reprend son activité et il creuse, creuse jusqu’à ce qu’il trouve de Veau.</text:p>
      <text:p text:style-name="_3c_speaker_3e_">Le Ndinga</text:p>
      <text:p text:style-name="_3c_l_3e_"><text:span text:style-name="_3c_pb_3e_">[9</text:span><text:span text:style-name="_3c_pb_3e_"><text:span text:style-name="T9">5</text:span></text:span><text:span text:style-name="_3c_pb_3e_">]</text:span>Eau des sources, eau des lagunes, eau de mer.</text:p>
      <text:p text:style-name="_3c_l_3e_">Si tu recueilles une goutte d’eau, qu’en feras-tu ?</text:p>
      <text:p text:style-name="_3c_l_3e_">Tu la bois, tu l’entends, tu la touches, mais à quoi sert-elle ?</text:p>
      <text:p text:style-name="_3c_speaker_3e_">Orphée</text:p>
      <text:p text:style-name="_3c_stage_3e_">Après un silence.</text:p>
      <text:p text:style-name="_3c_l_3e_">Eau de l’ancêtre, eau pure et sans tache.</text:p>
      <text:p text:style-name="_3c_l_3e_">Je n’ai pas lavé d’injures, de blessures, de souillures…</text:p>
      <text:p text:style-name="_3c_speaker_3e_">Première Commère</text:p>
      <text:p text:style-name="_3c_l_3e_">Nyango s’est noyée dans le fleuve.</text:p>
      <text:p text:style-name="_3c_l_3e_">Orphée n’a pas pu la sauver.</text:p>
      <text:p text:style-name="_3c_speaker_3e_">Deuxième Commère</text:p>
      <text:p text:style-name="_3c_l_3e_">Et s’il n’était pas revenu !</text:p>
      <text:p text:style-name="_3c_l_3e_">S’il avait tout fait pour vaincre les éléments.</text:p>
      <text:p text:style-name="_3c_l_3e_">S’il avait préféré d’autres combats, ailleurs…</text:p>
      <text:p text:style-name="_3c_stage_3e_">Le Ndinga allonge symboliquement Orphée sur un pagne blanc.</text:p>
      <text:p text:style-name="_3c_speaker_3e_">Le Ndinga</text:p>
      <text:p text:style-name="_3c_stage_3e_">Sur un air de mvet.</text:p>
      <text:p text:style-name="_3c_l_3e_">La faux a fait son travail.</text:p>
      <text:p text:style-name="_3c_l_3e_">Orphée meurt.</text:p>
      <text:p text:style-name="_3c_l_3e_">Il renaîtra.</text:p>
      <text:p text:style-name="_3c_stage_3e_">Les Commères montent sur scène et s’agenouillent près d’Orphée.</text:p>
      <text:p text:style-name="_3c_speaker_3e_">Première Commère</text:p>
      <text:p text:style-name="_3c_l_3e_"><text:span text:style-name="_3c_pb_3e_">[9</text:span><text:span text:style-name="_3c_pb_3e_"><text:span text:style-name="T9">6</text:span></text:span><text:span text:style-name="_3c_pb_3e_">]</text:span>Il a voulu renverser tous les gouvernements.</text:p>
      <text:p text:style-name="_3c_l_3e_">Il a voulu servir les intérêts du peuple.</text:p>
      <text:p text:style-name="_3c_speaker_3e_">Deuxième Commère</text:p>
      <text:p text:style-name="_3c_l_3e_">On ne massacrera plus les forêts sans reboiser.</text:p>
      <text:p text:style-name="_3c_l_3e_">On n’exploitera plus les mines sans en bénéficier.</text:p>
      <text:p text:style-name="_3c_l_3e_">On ne vidangera plus les pétroliers sur nos côtes.</text:p>
      <text:p text:style-name="_3c_speaker_3e_">La Voix des Ancêtres</text:p>
      <text:p text:style-name="_3c_l_3e_">Tu as voulu mais tu n’as pas pu.</text:p>
      <text:p text:style-name="_3c_l_3e_">Tu n’as pas pu abattre l’ignorance</text:p>
      <text:p text:style-name="_3c_l_3e_">Détruire et brûler et noyer.</text:p>
      <text:p text:style-name="_3c_l_3e_">Tu n’as pas pu secouer l’inertie</text:p>
      <text:p text:style-name="_3c_l_3e_">Briser et piétiner et refuser.</text:p>
      <text:p text:style-name="_3c_speaker_3e_">Le Ndinga</text:p>
      <text:p text:style-name="Standard">Sans la mort, la vie ne serait plus la vie. <text:span text:style-name="_3c_stage.c_3e_">(S’approchant d’Orphée.)</text:span> Après tu pourras, après tu sauras.</text:p>
      <text:p text:style-name="_3c_speaker_3e_">La Voix des Ancêtres</text:p>
      <text:p text:style-name="_3c_l_3e_">Il est temps que tu saches, que tu décides.</text:p>
      <text:p text:style-name="_3c_l_3e_"><text:soft-page-break/>Le temps est venu pour toi d’être toi-même.</text:p>
      <text:p text:style-name="_3c_l_3e_">Tu retrouveras cette partie de toi que tu as perdue.</text:p>
      <text:p text:style-name="_3c_speaker_3e_">Le Ndinga</text:p>
      <text:p text:style-name="_3c_l_3e_">Sans la mort, la vie ne serait plus la vie.</text:p>
      <text:p text:style-name="_3c_l_3e_">Après tu ensemenceras.</text:p>
      <text:p text:style-name="_3c_l_3e_">Après tu récolteras.</text:p>
      <text:p text:style-name="_3c_speaker_3e_">La Voix des Ancêtres</text:p>
      <text:p text:style-name="_3c_l_3e_"><text:span text:style-name="_3c_pb_3e_">[9</text:span><text:span text:style-name="_3c_pb_3e_"><text:span text:style-name="T9">7</text:span></text:span><text:span text:style-name="_3c_pb_3e_">]</text:span>Ton amour n’a pas su guérir par la lumière.</text:p>
      <text:p text:style-name="_3c_l_3e_">Ton amour n’a pas su construire une maison.</text:p>
      <text:p text:style-name="_3c_l_3e_">Le véritable amour dissipe les obstacles.</text:p>
      <text:p text:style-name="_3c_speaker_3e_">Première Commère</text:p>
      <text:p text:style-name="_3c_l_3e_">Il rêvait de chalets en Suisse.</text:p>
      <text:p text:style-name="_3c_l_3e_">Il rêvait de villas sur la Côte.</text:p>
      <text:p text:style-name="_3c_l_3e_">Il rêvait de châteaux en Espagne.</text:p>
      <text:p text:style-name="_3c_l_3e_">Et il rançonnait, il corrompait, il falsifiait.</text:p>
      <text:p text:style-name="_3c_speaker_3e_">Le Ndinga</text:p>
      <text:p text:style-name="_3c_l_3e_"><text:span text:style-name="T4">À</text:span> quel modèle se raccrocher ?</text:p>
      <text:p text:style-name="_3c_l_3e_">Quel idéal formuler ?</text:p>
      <text:p text:style-name="_3c_l_3e_">Tu étais trop usé, Orphée.</text:p>
      <text:p text:style-name="_3c_l_3e_">La faux a fait son travail.</text:p>
      <text:p text:style-name="_3c_speaker_3e_">Deuxième Commère</text:p>
      <text:p text:style-name="_3c_stage_3e_">Implorante.</text:p>
      <text:p text:style-name="_3c_l_3e_">Orphée, je suis orpheline.</text:p>
      <text:p text:style-name="_3c_l_3e_">Vois, je n’ai plus de père, il préfère le litre de vin.</text:p>
      <text:p text:style-name="_3c_l_3e_">Je n’ai plus d’enfants, ils cherchent des maîtres lucratifs.</text:p>
      <text:p text:style-name="_3c_speaker_3e_">Un Enfant</text:p>
      <text:p text:style-name="_3c_l_3e_">Orphée, je ne sais pas où aller.</text:p>
      <text:p text:style-name="_3c_l_3e_">Tu sais, personne ne me donne envie d’aller quelque part.</text:p>
      <text:p text:style-name="_3c_l_3e_">Je ne sais pas, je ne sais plus.</text:p>
      <text:p text:style-name="_3c_speaker_3e_">Le Ndinga</text:p>
      <text:p text:style-name="_3c_stage_3e_">Seul.</text:p>
      <text:p text:style-name="_3c_l_3e_">On ne peut pas marcher à tâtons quand le soleil brille.</text:p>
      <text:p text:style-name="_3c_l_3e_"><text:span text:style-name="_3c_pb_3e_">[9</text:span><text:span text:style-name="_3c_pb_3e_"><text:span text:style-name="T9">8</text:span></text:span><text:span text:style-name="_3c_pb_3e_">]</text:span>L’Indifférence, ah ! l’Indifférence !</text:p>
      <text:p text:style-name="_3c_l_3e_">Mesurez-vous sa part de responsabilité ?</text:p>
      <text:p text:style-name="_3c_l_3e_">Mesurez-vous les fosses qu’elle creuse ?</text:p>
      <text:p text:style-name="_3c_speaker_3e_">La Voix des Ancêtres</text:p>
      <text:p text:style-name="_3c_l_3e_"><text:span text:style-name="T4">À</text:span> toi de redéfinir un idéal.</text:p>
      <text:p text:style-name="_3c_l_3e_"><text:span text:style-name="T4">À</text:span> toi de réinventer des valeurs.</text:p>
      <text:p text:style-name="_3c_l_3e_">Quel prix donneras-tu à tes nouvelles marchandises ?</text:p>
      <text:p text:style-name="_3c_stage_3e_">Le Ndinga verse de <text:span text:style-name="T4">l’</text:span>eau sur ta tête d’Orphée qui se relève et se dirige vers les spectateurs.</text:p>
      <text:p text:style-name="_3c_speaker_3e_"><text:soft-page-break/>Orphée</text:p>
      <text:p text:style-name="_3c_stage_3e_">Sur un air de flûte.</text:p>
      <text:p text:style-name="_3c_l_3e_">J’aime et j’entends le chant secret de mon amour. Ils sont des sangs forts qui marchent sans se retourner.</text:p>
      <text:p text:style-name="_3c_l_3e_">Ils sont des cœurs, ils sont des astres qui éclairent…</text:p>
      <text:p text:style-name="_3c_stage_3e_">Tam-tam en force, les commères et la foule <text:span text:style-name="T4">l’</text:span>entourent en dansant.</text:p>
      <text:p text:style-name="_3c_speaker_3e_">Première Commère</text:p>
      <text:p text:style-name="_3c_stage_3e_">Dansant.</text:p>
      <text:p text:style-name="_3c_l_3e_">Je découvrirai l’Ivresse de la chaleur</text:p>
      <text:p text:style-name="_3c_l_3e_">Et l’éclair m’habitera.</text:p>
      <text:p text:style-name="_3c_speaker_3e_">Deuxième Commère</text:p>
      <text:p text:style-name="_3c_stage_3e_">Dansant.</text:p>
      <text:p text:style-name="_3c_l_3e_">Je sèmerai les désirs et je briserai les chaînes.</text:p>
      <text:p text:style-name="_3c_speaker_3e_">Un Enfant</text:p>
      <text:p text:style-name="_3c_stage_3e_">Dansant.</text:p>
      <text:p text:style-name="_3c_l_3e_">Je trouverai le modèle et je deviendrai plus grand que lui.</text:p>
      <text:p text:style-name="_3c_stage_3e_"><text:span text:style-name="_3c_pb_3e_">[9</text:span><text:span text:style-name="_3c_pb_3e_"><text:span text:style-name="T9">9</text:span></text:span><text:span text:style-name="_3c_pb_3e_">]</text:span>Orphée contemple l’Image d’Orphée et de Nyango qui s’impose à nouveau.</text:p>
      <text:p text:style-name="_3c_speaker_3e_">La Voix des Ancêtres</text:p>
      <text:p text:style-name="_3c_l_3e_">La faux du squelette a fait son travail,</text:p>
      <text:p text:style-name="_3c_l_3e_">Nyango revivra.</text:p>
      <text:p text:style-name="_3c_l_3e_">Viennent, ô viennent les deux urnes de la Tempérance</text:p>
      <text:p text:style-name="_3c_l_3e_">Et le fleuve coulera sans gêne.</text:p>
      <text:p text:style-name="_3c_l_3e_">Vous vaincrez l’espace, vous vaincrez le temps.</text:p>
      <text:p text:style-name="_3c_l_3e_"><text:span text:style-name="T4">V</text:span>iennent, ô viennent les deux urnes de la Tempérance.</text:p>
      <text:p text:style-name="_3c_l_3e_">Les forces vives luttent contre le feu du ciel.</text:p>
      <text:p text:style-name="_3c_stage_3e_">Orphée, après avoir vaincu l’épreuve de la « Mort » continue ses épreuves dans la salle où un autre cercle divisé en plusieurs compartiments l’attend parmi les spectateurs<text:note text:id="ftn2" text:note-class="footnote"><text:note-citation>2</text:note-citation><text:note-body><text:p text:style-name="Footnote">On peut imaginer aussi plusieurs petits lieux scéniques dispersés parmi les spectateurs.</text:p></text:note-body></text:note>. Il est maintenant revêtu d’un pagne blanc, alors qu’avant, il portait un vêtement ordinaire, particulièrement usé. Il tient une flûte dans ses mains pour la première fois.</text:p>
      <text:p text:style-name="_3c_speaker_3e_">Le Ndinga</text:p>
      <text:p text:style-name="_3c_l_3e_">Quel idéal reformuler ?</text:p>
      <text:p text:style-name="_3c_l_3e_">Quel modèle imposer ?</text:p>
      <text:p text:style-name="_3c_l_3e_">Orphée construit son sanctuaire.</text:p>
      <text:p text:style-name="_3c_stage_3e_">Orphée joue de la flûte et les spectateurs se regroupent autour de lui.</text:p>
      <text:p text:style-name="_3c_speaker_3e_">La Voix de la Lumière</text:p>
      <text:p text:style-name="_3c_l_3e_"><text:span text:style-name="_3c_pb_3e_">[</text:span><text:span text:style-name="_3c_pb_3e_"><text:span text:style-name="T9">100</text:span></text:span><text:span text:style-name="_3c_pb_3e_">]</text:span>Je t’attends, je ne fais que t’attendre.</text:p>
      <text:p text:style-name="_3c_l_3e_">Que peut faire un corps divisé ?</text:p>
      <text:p text:style-name="_3c_l_3e_">L’homme seul n’a plus de place.</text:p>
      <text:p text:style-name="_3c_speaker_3e_">La Voix des feuilles mortes</text:p>
      <text:p text:style-name="_3c_stage_3e_">Sur l’air de flûte.</text:p>
      <text:p text:style-name="Standard">De toute façon tout doit sauter, tout sautera : l’Afrique du Sud, les secteurs minés du Tchad, du Sahara oriental, de la Namibie. Tous les coins piégés sauteront. Tout sautera, mais la relève sera prise. La matière termine son règne.</text:p>
      <text:p text:style-name="_3c_stage_3e_"><text:soft-page-break/>Orphée est maintenant complètement éclairé par une lumière vive.</text:p>
      <text:p text:style-name="_3c_speaker_3e_">La Voix de la Lumière</text:p>
      <text:p text:style-name="P12">La situation est préoccupante. Que faut-il faire ?</text:p>
      <text:p text:style-name="_3c_speaker_3e_">Les Spectateurs</text:p>
      <text:p text:style-name="P12">Que faut-il faire ? Que faut-il faire ? Que faut-il faire ?</text:p>
      <text:p text:style-name="_3c_speaker_3e_">Le Ndinga</text:p>
      <text:p text:style-name="Standard">Les Esprits de la brousse ont déserté. La forêt ne parle plus. Les ancêtres dorment du sommeil du juste.</text:p>
      <text:p text:style-name="_3c_speaker_3e_">Orphée</text:p>
      <text:p text:style-name="_3c_stage_3e_">Se redressant.</text:p>
      <text:p text:style-name="Standard">Mes amis, nous ne pouvons plus compter sur les dieux. Tant que j’ai ce poignet, tant que j’ai cette langue, tant que j’ai mes yeux, je trouverai ! Je trouverai la force de saisir, le pouvoir de dire, et l’assurance <text:span text:style-name="_3c_pb_3e_">[</text:span><text:span text:style-name="_3c_pb_3e_"><text:span text:style-name="T9">101</text:span></text:span><text:span text:style-name="_3c_pb_3e_">]</text:span>de voir. Nyango ne restera plus longtemps seule.</text:p>
      <text:p text:style-name="_3c_speaker_3e_">Les Spectateurs</text:p>
      <text:p text:style-name="Standard">Moi aussi j’ai perdu Nyango. Moi aussi j’ai besoin de prendre des forces.</text:p>
      <text:p text:style-name="_3c_speaker_3e_">Première Commère</text:p>
      <text:p text:style-name="P12">Elle a mangé sa mère pour avoir un poste.</text:p>
      <text:p text:style-name="_3c_speaker_3e_">Deuxième Commère</text:p>
      <text:p text:style-name="Standard">Il a mangé son frère pour épouser sa femme.</text:p>
      <text:p text:style-name="_3c_speaker_3e_">Le Ndinga</text:p>
      <text:p text:style-name="Standard">Ils ont tué, ils ont mangé l’homme. Ils ont souillé, ils ont lavé la place. Et ils sont là riches et bien repus. Mais les masques sont inhabités et vendus aux enchères. L’Esprit ne souffle plus. La bourse est pleine et la mère saigne.</text:p>
      <text:p text:style-name="_3c_speaker_3e_">Un Enfant</text:p>
      <text:p text:style-name="Standard">Orphée, que faut-il faire ?</text:p>
      <text:p text:style-name="_3c_speaker_3e_">Orphée</text:p>
      <text:p text:style-name="_3c_stage_3e_">Jouant de la flûte.</text:p>
      <text:p text:style-name="Standard">Il faut se battre contre les typhons, sarcler les champs dévastés. La foudre ne détruira plus et Nyango nous attendra au cœur de la tourmente.</text:p>
      <text:p text:style-name="_3c_stage_3e_">Le tam-tam traduit la lutte des éléments, Orphée se bat en réclamant l’aide des spectateurs.</text:p>
      <text:p text:style-name="_3c_speaker_3e_">Orphée</text:p>
      <text:p text:style-name="_3c_stage_3e_">Luttant, aidé des spectateurs.</text:p>
      <text:p text:style-name="P14"><text:span text:style-name="_3c_pb_3e_">[</text:span><text:span text:style-name="_3c_pb_3e_"><text:span text:style-name="T9">102</text:span></text:span><text:span text:style-name="_3c_pb_3e_">]</text:span>Nyango, la descente n’est pas sans fond. Nyango, les questions ne sont pas sans réponses. Nyango, la nuit n’existe pas sans le jour.</text:p>
      <text:p text:style-name="_3c_speaker_3e_">Le Ndinga</text:p>
      <text:p text:style-name="_3c_stage_3e_">Tam-tam en force.</text:p>
      <text:p text:style-name="Standard">Nos bras s’accordent, une seule voix, un seul rythme et la puissance de UM jaillira de nos <text:span text:style-name="T5">c</text:span>œurs réunis.</text:p>
      <text:p text:style-name="_3c_speaker_3e_">La Voix des feuilles mortes</text:p>
      <text:p text:style-name="Standard">Les esprits sont morts, mais la force vit et lutte pour s’exprimer.</text:p>
      <text:p text:style-name="_3c_speaker_3e_">Orphée</text:p>
      <text:p text:style-name="_3c_stage_3e_">Dans une transe contrôlée.</text:p>
      <text:p text:style-name="Standard">La lumière perce les ténèbres. Je ne sens plus le chaud, je ne sens plus le froid. Mais je te sens, frère, tout près de moi, et ton visage se crispe !</text:p>
      <text:p text:style-name="_3c_speaker_3e_">Le Ndinga</text:p>
      <text:p text:style-name="Standard">Chaque fois qu’il se pénètre de l’amour de Nyango, la lumière s’intensifie. Mais la lumière de midi guette l’amateur de mirage. Et l’image est si belle, qu’Orphée reproduit le modèle. Orphée construit la cuisine.</text:p>
      <text:p text:style-name="_3c_stage_3e_">Des femmes apportent de la nourriture à Orphée.</text:p>
      <text:p text:style-name="_3c_speaker_3e_">Le Ndinga</text:p>
      <text:p text:style-name="Standard">Les odeurs pénètrent. Le bien-repu qui se tait, écoute et entend. <text:span text:style-name="_3c_stage.c_3e_">(Chaque femme vante son plat.)</text:span></text:p>
      <text:p text:style-name="_3c_speaker_3e_">Première Commère</text:p>
      <text:p text:style-name="Standard"><text:soft-page-break/><text:span text:style-name="_3c_pb_3e_">[10</text:span><text:span text:style-name="_3c_pb_3e_"><text:span text:style-name="T9">3</text:span></text:span><text:span text:style-name="_3c_pb_3e_">]</text:span>Un bon foutou, à la sauce-graine…</text:p>
      <text:p text:style-name="_3c_speaker_3e_">Deuxième Commère</text:p>
      <text:p text:style-name="P12">Un bon attiéké, à la sauce-claire…</text:p>
      <text:p text:style-name="Standard">Troisième Commère Un bon foutou, à la sauce-foncée…</text:p>
      <text:p text:style-name="_3c_speaker_3e_">Un Spectateur</text:p>
      <text:p text:style-name="Standard">Un bon attiéké, à…</text:p>
      <text:p text:style-name="_3c_speaker_3e_">Orphée</text:p>
      <text:p text:style-name="Standard">Assez ! Assez de vos foutous, attiéké, de vos sauces informes, assez de vos pauvres imaginations sans saveur. Est-ce qu’il vous reste encore du goût ?</text:p>
      <text:p text:style-name="_3c_speaker_3e_">Un Spectateur</text:p>
      <text:p text:style-name="_3c_stage_3e_">Apportant un autre plat.</text:p>
      <text:p text:style-name="Standard">Orphée, ne fait pas le difficile, si tu goûtes à mon plat, tu auras succès et richesse.</text:p>
      <text:p text:style-name="_3c_stage_3e_">Dans la salle, le bruit du pilon devient de plus en plus lancinant et s’impose comme autant de coups reçus.</text:p>
      <text:p text:style-name="_3c_speaker_3e_">Les Commères</text:p>
      <text:p text:style-name="_3c_stage_3e_">En chœur.</text:p>
      <text:p text:style-name="Standard">Tu as tué ta femme, tu as mangé Madame.</text:p>
      <text:p text:style-name="Standard">Tu as vendu Madame, tu as découpé ta dame.</text:p>
      <text:p text:style-name="_3c_speaker_3e_">Première Commère</text:p>
      <text:p text:style-name="Standard"><text:span text:style-name="_3c_pb_3e_">[10</text:span><text:span text:style-name="_3c_pb_3e_"><text:span text:style-name="T9">4</text:span></text:span><text:span text:style-name="_3c_pb_3e_">]</text:span>Un peu de chair de Nyango et tu auras ta bourse. Un peu de sang de Nyango et tu auras ton poste. Ta femme saigne, Orphée, et tu vis, tu réussis.</text:p>
      <text:p text:style-name="_3c_speaker_3e_">La Voix des Ancêtres</text:p>
      <text:p text:style-name="Standard">Chaque soir, sur les bords du fleuve Va, va chercher la réponse.</text:p>
      <text:p text:style-name="Standard">Chaque soir, va sur les bords du fleuve.</text:p>
      <text:p text:style-name="_3c_speaker_3e_">Le Ndinga</text:p>
      <text:p text:style-name="Standard">Si le clan t’accuse, Orphée, que lui diras-tu ?</text:p>
      <text:p text:style-name="Standard">C’est la voix de ton peuple et il a toujours raison.</text:p>
      <text:p text:style-name="_3c_speaker_3e_">Deuxième Commère</text:p>
      <text:p text:style-name="Standard">Nyango n’est plus là, où est-elle ? Orphée, pourquoi ne manges-tu pas tous ces mets préparés pour toi ?</text:p>
      <text:p text:style-name="_3c_speaker_3e_">Orphée</text:p>
      <text:p text:style-name="_3c_stage_3e_">Faisant front, s’adressant à chaque spectateur.</text:p>
      <text:p text:style-name="_3c_l_3e_">Je ne mangerai pas Nyango, mais je me nourrirai d’elle.</text:p>
      <text:p text:style-name="_3c_l_3e_">Une part qui a tué le frère <text:span text:style-name="_3c_stage.c_3e_">(il la jette aux spectateurs)</text:span>.</text:p>
      <text:p text:style-name="_3c_l_3e_">Une part qui a tué la mère</text:p>
      <text:p text:style-name="_3c_l_3e_">Une part qui a tué le père</text:p>
      <text:p text:style-name="_3c_l_3e_">Et l’on mange et l’on amasse</text:p>
      <text:p text:style-name="_3c_l_3e_">Et l’on digère et l’on dépense.</text:p>
      <text:p text:style-name="_3c_l_3e_">Rien, plus rien, ne grandit l’homme.</text:p>
      <text:p text:style-name="_3c_speaker_3e_">Troisième Commère</text:p>
      <text:p text:style-name="Standard">Ils courent tous après le pouvoir, ils se battent pour <text:span text:style-name="_3c_pb_3e_">[10</text:span><text:span text:style-name="_3c_pb_3e_"><text:span text:style-name="T9">5</text:span></text:span><text:span text:style-name="_3c_pb_3e_">]</text:span>la richesse. Orphée, tu as mangé aussi, tu t’es gavé et tu es seul pour recevoir ton salaire. Si tu vis c’est <text:span text:style-name="T6">q</text:span>ue d’autres sont morts pour toi. Tu es riche, fort e tout ce que les autres ont perdu.</text:p>
      <text:p text:style-name="_3c_speaker_3e_">Le Ndinga</text:p>
      <text:p text:style-name="Standard">Orphée, le dan est encore puissant, qu’as-tu à lui répondre ?</text:p>
      <text:p text:style-name="_3c_speaker_3e_">Orphée</text:p>
      <text:p text:style-name="Standard">Nyango a disparu et je respire encore. Nyango n’est plus et je vis bien.</text:p>
      <text:p text:style-name="_3c_speaker_3e_">Le Ndinga</text:p>
      <text:p text:style-name="Standard">Aurais-tu accepté ?</text:p>
      <text:p text:style-name="_3c_speaker_3e_"><text:soft-page-break/>Orphée</text:p>
      <text:p text:style-name="Standard">J’ai eu l’air d’accepter et ce n’est pas mieux ! J’ai eu l’air de baisser les bras et c’est le plus grave. Ils l’ont cru et j’ai eu tort.</text:p>
      <text:p text:style-name="_3c_speaker_3e_">Le Ndinga</text:p>
      <text:p text:style-name="Standard">Il avance l’étoile au front et il est aveugle. La lumière l’éclabousse mais n’éclaire pas. Les ruines fument, la pierre hurle.</text:p>
      <text:p text:style-name="_3c_speaker_3e_">Orphée</text:p>
      <text:p text:style-name="_3c_stage_3e_">Excité.</text:p>
      <text:p text:style-name="Standard">Je ne crains pas les brasiers quand le bois se consume dignement. La nourriture n’en est que plus appétissante. Femmes, apportez-moi à manger !</text:p>
      <text:p text:style-name="_3c_stage_3e_"><text:span text:style-name="_3c_pb_3e_">[10</text:span><text:span text:style-name="_3c_pb_3e_"><text:span text:style-name="T9">6</text:span></text:span><text:span text:style-name="_3c_pb_3e_">]</text:span>Le Ndinga joue de son instrument, tandis que les femmes, s’efforçant de suivre le rythme, distribuent ta nourriture.</text:p>
      <text:p text:style-name="_3c_speaker_3e_">Première Commère</text:p>
      <text:p text:style-name="_3c_l_3e_">Mange et ravis ton cœur.</text:p>
      <text:p text:style-name="_3c_l_3e_">Nourris-toi de Nyango.</text:p>
      <text:p text:style-name="_3c_l_3e_">Tu es riche de tout ce que tu as perdu.</text:p>
      <text:p text:style-name="_3c_speaker_3e_">La Voix des Ancêtres</text:p>
      <text:p text:style-name="_3c_l_3e_">Chaque soir, il va sur les bords du fleuve et revient vers son peuple.</text:p>
      <text:p text:style-name="_3c_l_3e_">Un soir, il trouvera la réponse.</text:p>
      <text:p text:style-name="_3c_l_3e_">Le peuple sait attendre et se battre.</text:p>
      <text:p text:style-name="_3c_l_3e_">C’est de lui que naîtra la force.</text:p>
      <text:p text:style-name="_3c_stage_3e_">Orphée termine son repas comme un rite de manducation. Fortifié, il gravit « sept marches » et atteint le grenier.</text:p>
      <text:p text:style-name="_3c_speaker_3e_">Le Ndinga</text:p>
      <text:p text:style-name="Standard">Orphée se tait, il écoute et il entend, il construit le grenier et il pense à son oncle.</text:p>
      <text:p text:style-name="_3c_stage_3e_">Orphée s’arrête au sommet de l’escalier, le regard tourné vers le ciel.</text:p>
      <text:p text:style-name="_3c_speaker_3e_">Orphée</text:p>
      <text:p text:style-name="Standard">Chaque fois que je revis l’amour de Nyango, une étoile naît dans le ciel vide et je reconnais mon guide. Il fait noir mais je prends ta main. Je sens les cailloux, les crevasses, mais je vois ton visage prometteur et ma vie se précise devant moi.</text:p>
      <text:p text:style-name="_3c_speaker_3e_">Le Ndinga</text:p>
      <text:p text:style-name="Standard"><text:span text:style-name="_3c_pb_3e_">[10</text:span><text:span text:style-name="_3c_pb_3e_"><text:span text:style-name="T9">7</text:span></text:span><text:span text:style-name="_3c_pb_3e_">]</text:span>L’Esprit stagnant et aride sera vivifié par l’énergie céleste. Venez boire à la lumière du jour, vous qui sortez de la nuit. L’étincelle divine devient étoile dans le ciel. Dans l’extase des Mystères, chacun voit jusqu’au fond des âmes.</text:p>
      <text:p text:style-name="_3c_speaker_3e_">La Voix des Ancêtres</text:p>
      <text:p text:style-name="Standard">La vie de l’ancêtre a été une longue lutte des combats sans merci. Mais il a su se ménager des repos de guerrier. Des hommes étaient désignés pour réconforter, dégager la belle chaleur humaine. Orphée, as-tu appelé ton oncle, as-tu eu besoin de son contact ?</text:p>
      <text:p text:style-name="_3c_stage_3e_">Durant cette réplique, Orphée recherchait un contact, certains s’esquivaient. La flûte cherchait avec lui. Seule l’ombre de Nyango s’est manifestée. Mais au moment où Orphée a voulu la saisir, elle s’évanouit.</text:p>
      <text:p text:style-name="_3c_speaker_3e_">La Voix des feuilles mortes</text:p>
      <text:p text:style-name="_3c_l_3e_">Ne marche pas sur moi, je suis le témoin.</text:p>
      <text:p text:style-name="_3c_l_3e_">J’ai connu des mains secourables,</text:p>
      <text:p text:style-name="_3c_l_3e_">J’ai surpris des sourires engageants,</text:p>
      <text:p text:style-name="_3c_l_3e_">Des paroles tendres et des pas empressés.</text:p>
      <text:p text:style-name="_3c_l_3e_">Mais je ne vois plus rien, je n’entends plus rien,</text:p>
      <text:p text:style-name="_3c_l_3e_"><text:soft-page-break/>Je n’embrasse plus rien.</text:p>
      <text:p text:style-name="_3c_speaker_3e_">Le Ndinga</text:p>
      <text:p text:style-name="Standard">Orphée, imagines-tu la chaleur d’un parent désintéressé, de cet oncle qui t’hébergeait et te soutenait même quand tu étais la pire des crapules ? Un de ces hommes qui ne juge pas l</text:p>
      <text:p text:style-name="_3c_speaker_3e_">Orphée</text:p>
      <text:p text:style-name="Standard"><text:span text:style-name="_3c_pb_3e_">[10</text:span><text:span text:style-name="_3c_pb_3e_"><text:span text:style-name="T9">8</text:span></text:span><text:span text:style-name="_3c_pb_3e_">]</text:span>J’avais au fond de moi <text:span text:style-name="T6">c</text:span>ette image d’une lumière et d’une chaleur en pleine tempête. Et je la conservais dans les moments difficiles pour mieux la fortifier. Se réalisera-t-elle un jour ?</text:p>
      <text:p text:style-name="_3c_speaker_3e_">Première Commére</text:p>
      <text:p text:style-name="Standard">Tu m’épies, oui. <text:span text:style-name="_3c_stage.c_3e_">(Désaccord de mvet.)</text:span></text:p>
      <text:p text:style-name="_3c_speaker_3e_">Deuxième Commère</text:p>
      <text:p text:style-name="P13">Tu me nargues, tu m’évites. <text:span text:style-name="_3c_stage.c_3e_">(Désaccord de mvet.)</text:span></text:p>
      <text:p text:style-name="_3c_speaker_3e_">Troisième Commère</text:p>
      <text:p text:style-name="Standard">Et tu me gifles, tu me fouettes, tu m’étouffes. Tu m’accules. <text:span text:style-name="_3c_stage.c_3e_">(Désaccord de mvet.)</text:span></text:p>
      <text:p text:style-name="_3c_speaker_3e_">Première Commère</text:p>
      <text:p text:style-name="Standard">Je touche le fond, je suis au creux de la vague et je ne peux plus remonter le courant.</text:p>
      <text:p text:style-name="_3c_speaker_3e_">Orphée</text:p>
      <text:p text:style-name="Standard">Il n’y a plus l’oncle, mais il y a toujours ce besoin de lui, la soif de sa présence.</text:p>
      <text:p text:style-name="_3c_speaker_3e_">Le Ndinga</text:p>
      <text:p text:style-name="Standard">Et alors ?</text:p>
      <text:p text:style-name="_3c_stage_3e_">Silence.</text:p>
      <text:p text:style-name="_3c_speaker_3e_"><text:span text:style-name="T6">L</text:span>a Voix des Ancêtres</text:p>
      <text:p text:style-name="Standard"><text:span text:style-name="_3c_pb_3e_">[10</text:span><text:span text:style-name="_3c_pb_3e_"><text:span text:style-name="T9">9</text:span></text:span><text:span text:style-name="_3c_pb_3e_">]</text:span>Le temps est revenu d’être toi-même, de retrouver cette partie de toi que tu avais perdue.</text:p>
      <text:p text:style-name="_3c_speaker_3e_">Le Ndinga</text:p>
      <text:p text:style-name="Standard">Faute d’un regard, faute d’une pause, tu ne vois plus le fond de l’âme de ton frère.</text:p>
      <text:p text:style-name="Standard">Orphée revoit l’Image de Nyango et apprend dans une gestuelle de plus en plus élaborée la joie de la rencontre.</text:p>
      <text:p text:style-name="_3c_speaker_3e_">Le Ndinga</text:p>
      <text:p text:style-name="Standard">… Et l’image est si belle qu’Orphée reproduit le modèle. Orphée se remet au travail. Il conçoit son atelier.</text:p>
      <text:p text:style-name="_3c_stage_3e_">Orphée joue de la flûte et s’efforce de créer une harmonie. Quelques spectateurs s’approchent et créent un même monde.</text:p>
      <text:p text:style-name="_3c_speaker_3e_">Le Ndinga</text:p>
      <text:p text:style-name="Standard">Ta musique, Orphée, construira un autre monde, si ton désir est suffisamment fort. Tes pensées prendront corps et Nyango pourra vivre. Ah ! les temps ne croient plus à la beauté !</text:p>
      <text:p text:style-name="_3c_stage_3e_">Réaction éloquente de la foule. Orphée attend une collaboration.</text:p>
      <text:p text:style-name="_3c_speaker_3e_">Première Commère</text:p>
      <text:p text:style-name="Standard">Je ne peux pas rester plus longtemps. Je crains de rater mon bus.</text:p>
      <text:p text:style-name="P6">Deuxième Commère</text:p>
      <text:p text:style-name="Standard"><text:span text:style-name="_3c_pb_3e_">[1</text:span><text:span text:style-name="_3c_pb_3e_"><text:span text:style-name="T9">10</text:span></text:span><text:span text:style-name="_3c_pb_3e_">]</text:span>Je n’ai vraiment pas le temps d’aller te voir. Oui, j’avais une course urgente, puis un rendez-vous impératif, enfin l’engrenage, quoi !</text:p>
      <text:p text:style-name="_3c_speaker_3e_">Troisième Commère</text:p>
      <text:p text:style-name="Standard">Mais enfin, la musique, à quoi ça sert ?</text:p>
      <text:p text:style-name="_3c_speaker_3e_">Première Commère</text:p>
      <text:p text:style-name="Standard">Et la peinture ?</text:p>
      <text:p text:style-name="_3c_speaker_3e_">Deuxième Commère</text:p>
      <text:p text:style-name="Standard">Et si j’écrivais ? Ça me donnerait quoi ?</text:p>
      <text:p text:style-name="_3c_speaker_3e_">Le Ndinga</text:p>
      <text:p text:style-name="_3c_stage_3e_">Jouant du mvet, pendant de longs silences.</text:p>
      <text:p text:style-name="_3c_l_3e_">Ils marchaient la poitrine bombée, la tête haute,</text:p>
      <text:p text:style-name="_3c_l_3e_">Les Anciens.</text:p>
      <text:p text:style-name="_3c_l_3e_">Ils répondaient à l’appel en clamant fièrement leur lignée,</text:p>
      <text:p text:style-name="_3c_l_3e_"><text:soft-page-break/>Les Anciens.</text:p>
      <text:p text:style-name="_3c_l_3e_">Ils donnaient leurs noms, en frappant le torse de la main droite,</text:p>
      <text:p text:style-name="_3c_l_3e_">Les Anciens.</text:p>
      <text:p text:style-name="_3c_l_3e_">Et ils célébraient le culte du savoir, ils adoraient la pensée pure et forte.</text:p>
      <text:p text:style-name="_3c_l_3e_">Les Anciens.</text:p>
      <text:p text:style-name="_3c_speaker_3e_">Première Commère</text:p>
      <text:p text:style-name="Standard">Orphée, as-tu une idée de la réussite ? Moi, j’aimerais tant voir une fois une chose qui aboutit, un projet qui va jusqu’à son terme.</text:p>
      <text:p text:style-name="_3c_speaker_3e_">Deuxième Commère</text:p>
      <text:p text:style-name="Standard"><text:span text:style-name="_3c_pb_3e_">[11</text:span><text:span text:style-name="_3c_pb_3e_"><text:span text:style-name="T9">1</text:span></text:span><text:span text:style-name="_3c_pb_3e_">]</text:span>J’aimerais connaître le plaisir d’un travail bien fait, savoir qu’il n’y a qu’un pas pour que ce soit parfait.</text:p>
      <text:p text:style-name="_3c_speaker_3e_">Troisième Commère</text:p>
      <text:p text:style-name="Standard">Te souviens-tu de notre initiation ? On nous demandait d’abord d’avoir l’idée, l’image de la perfection…</text:p>
      <text:p text:style-name="_3c_speaker_3e_">Orphée</text:p>
      <text:p text:style-name="Standard">Je garde jalousement l’image d’un bonheur accompli avec Nyango. Je vis dans les sentiers fleuris de la plaine et je ne vois pas les orages sur la montagne. Et la nature est si belle, qu’un souffle de vent réunit deux pétales séparés<text:note text:id="ftn3" text:note-class="footnote"><text:note-citation>3</text:note-citation><text:note-body><text:p text:style-name="P8">séparées</text:p></text:note-body></text:note> !</text:p>
      <text:p text:style-name="_3c_speaker_3e_">Le Ndinga</text:p>
      <text:p text:style-name="Standard">Et l’image est si belle, qu’Orphée reproduit le modèle.</text:p>
      <text:p text:style-name="_3c_stage_3e_">L’Image d’Orphée et de Nyango s’impose de plus en plus, mais quand Orphée veut la toucher, elle s’évanouit.</text:p>
      <text:p text:style-name="_3c_speaker_3e_">Orphée</text:p>
      <text:p text:style-name="Standard">Mais je suis sûr que je toucherai ce que j’aime. Je donnerai vie à mes pensées les plus folles, celles qui m’aideront à bâtir, à élever ces murs jusqu’au toit qui les consacrera. Il ne tient qu’à moi pour que vivent, grandissent et meurent mes rêves les plus beaux.</text:p>
      <text:p text:style-name="_3c_speaker_3e_">Première Commère</text:p>
      <text:p text:style-name="Standard"><text:span text:style-name="_3c_pb_3e_">[11</text:span><text:span text:style-name="_3c_pb_3e_"><text:span text:style-name="T9">2</text:span></text:span><text:span text:style-name="_3c_pb_3e_">]</text:span>O<text:span text:style-name="T7">r</text:span>phée, je t’en prie, en es-tu sûr ? Peut-on vivre de nos désirs ?</text:p>
      <text:p text:style-name="_3c_speaker_3e_">Le Ndinga</text:p>
      <text:p text:style-name="Standard">Es-tu sûr qu’ils seront justes ? On meurt suffisamment, pour que les rêves deviennent des réalités. Rien n’est plus simple aujourd’hui que d’avoir, de posséder. « Avoir » caractérise seul l’action. Tu as des troupeaux, tu as des maisons, tu as des diplômes. Mais qu’as-tu fait pour « avoir » ?</text:p>
      <text:p text:style-name="_3c_stage_3e_">Silence.</text:p>
      <text:p text:style-name="_3c_speaker_3e_">La Voix des feuilles mortes</text:p>
      <text:p text:style-name="_3c_l_3e_">Ne marche pas sur moi, je suis le témoin.</text:p>
      <text:p text:style-name="_3c_l_3e_">Regarde, regarde devant toi,</text:p>
      <text:p text:style-name="_3c_l_3e_">La plus petite pierre te parlera.</text:p>
      <text:p text:style-name="_3c_speaker_3e_">Première Commère</text:p>
      <text:p text:style-name="Standard">Pourquoi n’aurions-nous pas ? J’ai une maison, c’est normal, j’ai de l’argent, c’est encore plus normal. C’est quand on n’a rien que c’est anormal.</text:p>
      <text:p text:style-name="_3c_speaker_3e_">Orphée</text:p>
      <text:p text:style-name="Standard">Quand j’avais Nyango, elle a disparu.</text:p>
      <text:p text:style-name="_3c_speaker_3e_">Le Ndinga</text:p>
      <text:p text:style-name="Standard">Oui ; mais quand tu seras Orphée, tu retrouveras Nyango.</text:p>
      <text:p text:style-name="_3c_stage_3e_"><text:span text:style-name="_3c_pb_3e_">[11</text:span><text:span text:style-name="_3c_pb_3e_"><text:span text:style-name="T9">3</text:span></text:span><text:span text:style-name="_3c_pb_3e_">]</text:span>Le Ndinga joue doucement de son instrument.</text:p>
      <text:p text:style-name="_3c_l_3e_">Quand tu seras parole et savoir dire,</text:p>
      <text:p text:style-name="_3c_l_3e_">Quand tu seras beauté et savoir faire,</text:p>
      <text:p text:style-name="_3c_l_3e_"><text:soft-page-break/>Nyango renaîtra à la force de ton amour.</text:p>
      <text:p text:style-name="_3c_l_3e_">Parole perdue, parole de beauté</text:p>
      <text:p text:style-name="_3c_l_3e_">Et la forme jaillit du limon de la terre.</text:p>
      <text:p text:style-name="Standard">Orphée construit de ses mains plusieurs formes, et inspire d’autres Spectateurs.</text:p>
      <text:p text:style-name="_3c_speaker_3e_">Orphée</text:p>
      <text:p text:style-name="Standard">Réveillons-nous, la vie pénètre par tous les pores. La forêt saigne et les bois espèrent.</text:p>
      <text:p text:style-name="Standard">Le pétrole, le café, le cacao s’interrogent. Réveillons-nous, amis, la vie jaillit de nos bras réunis.</text:p>
      <text:p text:style-name="_3c_speaker_3e_">La Voix de la Lumière</text:p>
      <text:p text:style-name="_3c_l_3e_">La pleine lune a bercé toute une nuit la nouvelle lune dans ses bras.</text:p>
      <text:p text:style-name="_3c_l_3e_">Deux chiens aboient et les monstres s’évanouissent.</text:p>
      <text:p text:style-name="_3c_l_3e_">Derrière le mur, un couple se retrouve.</text:p>
      <text:p text:style-name="_3c_l_3e_">Venez boire à la coupe de l’amour</text:p>
      <text:p text:style-name="_3c_l_3e_">Vous qui sortez de la nuit.</text:p>
      <text:p text:style-name="_3c_l_3e_">La lune cède un quartier au soleil</text:p>
      <text:p text:style-name="_3c_l_3e_">Et le soleil abandonne un rayon à la lune.</text:p>
      <text:p text:style-name="_3c_speaker_3e_">Le Ndinga</text:p>
      <text:p text:style-name="Standard">Et l’image est si belle, qu’Orphée reproduit le modèle. Orphée construit la chambre des amis. Ici, les amis, c’est ce qui manque le moins.</text:p>
      <text:p text:style-name="_3c_speaker_3e_">Orphée</text:p>
      <text:p text:style-name="Standard"><text:span text:style-name="_3c_pb_3e_">[11</text:span><text:span text:style-name="_3c_pb_3e_"><text:span text:style-name="T9">4</text:span></text:span><text:span text:style-name="_3c_pb_3e_">]</text:span>J’ai toujours voulu un salon accueillant. Je n’ai jamais refusé une aide à un ami. Mes maigres moyens, je les ai toujours partagés.</text:p>
      <text:p text:style-name="_3c_speaker_3e_">Le Ndinga</text:p>
      <text:p text:style-name="Standard">Oui, l’amitié ne refuse jamais rien, l’amitié donne sans compter !</text:p>
      <text:p text:style-name="_3c_speaker_3e_">Première Commère</text:p>
      <text:p text:style-name="Standard">Mon frère, j’ai besoin d’argent pour payer les études de mon fils. Il n’est pas très doué, mais il lui faut une situation qui nous rehausse un peu. Tu comprends ?…</text:p>
      <text:p text:style-name="P5">Deuxième Commère</text:p>
      <text:p text:style-name="_3c_stage_3e_"><text:span text:style-name="T7">À</text:span> un autre Spectateur.</text:p>
      <text:p text:style-name="Standard">Mon frère, quand mon neveu aura son diplôme, il faudra que tu m’aides à lui trouver un poste.</text:p>
      <text:p text:style-name="_3c_speaker_3e_">Troisième Commère</text:p>
      <text:p text:style-name="P7"><text:span text:style-name="T7">À</text:span> un autre Spectateur.</text:p>
      <text:p text:style-name="Standard">Mon frère, tu ne peux pas me refuser ton appui. Ton père et mon père étaient, même père, même mère. Tu ne peux pas me laisser dans le pétrin. On va tout me prendre, si tu ne payes pas mon loyer. Dis !…</text:p>
      <text:p text:style-name="_3c_speaker_3e_">Le Ndinga</text:p>
      <text:p text:style-name="Standard">Il est heureux, il rend service. Quel bonheur de s’entourer d’amis, au sourire satisfait, qui bénissent du matin au soir. Tu as fait ton devoir, tu peux avoir bonne conscience, on ne te reprochera rien. Tes pères ne te maudiront pas.</text:p>
      <text:p text:style-name="_3c_speaker_3e_">un Spectateur</text:p>
      <text:p text:style-name="_3c_stage_3e_">Dans un autre coin de la salle</text:p>
      <text:p text:style-name="Standard"><text:span text:style-name="_3c_pb_3e_">[11</text:span><text:span text:style-name="_3c_pb_3e_"><text:span text:style-name="T9">5</text:span></text:span><text:span text:style-name="_3c_pb_3e_">]</text:span>Mon frère, je n’arrive pas à décrocher mon concours. Ne connais-tu pas quelqu’un d’en haut d’en haut ?</text:p>
      <text:p text:style-name="_3c_speaker_3e_">Le Ndinga</text:p>
      <text:p text:style-name="Standard">Eh ! Oui !</text:p>
      <text:p text:style-name="_3c_speaker_3e_">Un autre Spectateur</text:p>
      <text:p text:style-name="Standard">Et moi ? Tu sais le travail que tu m’as donné ! Eh bien on me le reprend. Ils me reprochent n’importe quoi. Tu sais bien que c’est faux, ils sont jaloux !</text:p>
      <text:p text:style-name="_3c_speaker_3e_">Un autre Spectateur</text:p>
      <text:p text:style-name="Standard"><text:soft-page-break/>Et moi, et moi ! J’ai fait une mauvaise affaire avec l’argent que tu m’as prêté. Si tu m’aides une dernière fois, la chance me sourira, je te le promets.</text:p>
      <text:p text:style-name="_3c_speaker_3e_">Le Ndinga</text:p>
      <text:p text:style-name="Standard">Donne-moi ci, donne-moi ça. Aide-moi par-ci, aide-moi par-là. Et la fraternité est bonne, et la famille est belle, et voilà notre fameux humanisme ! Mais… que construis-tu autour de toi ? <text:span text:style-name="_3c_stage.c_3e_">(Silence.)</text:span> Que devient notre société ?</text:p>
      <text:p text:style-name="_3c_stage_3e_">Le Ndinga d’un geste transforme tous ces quémandeurs : un se traîne avec des béquilles, un autre avec des menottes, un autre mendie, etc.</text:p>
      <text:p text:style-name="_3c_speaker_3e_">Orphée</text:p>
      <text:p text:style-name="_3c_stage_3e_">Après un silence.</text:p>
      <text:p text:style-name="Standard"><text:span text:style-name="_3c_pb_3e_">[11</text:span><text:span text:style-name="_3c_pb_3e_"><text:span text:style-name="T9">6</text:span></text:span><text:span text:style-name="_3c_pb_3e_">]</text:span>Nous sommes entourés d’infirmes loqueteux, aux regards avides qui évaluent le prix d’une présence… Mais quand j’ai faim, personne ne me donne à manger. J’ai faim d’une main qui se tend sans rien attendre. J’ai soif d’un sourire qui déborde sans rien réclamer. Et je guette une lueur dans le noir, un espoir de vie qui m’accueille. Nyango, je rêve de la chaleur des mauvais jours, je rêve d’un rêve qui ne sera plus un rêve « Je suis devenu celle que j’aime et celle que j’aime est devenu moi. »</text:p>
      <text:p text:style-name="_3c_speaker_3e_">La Voix des Ancêtres</text:p>
      <text:p text:style-name="_3c_l_3e_">Je suis la Justice de Ngué</text:p>
      <text:p text:style-name="_3c_l_3e_">J’unis la terre à l’eau</text:p>
      <text:p text:style-name="_3c_l_3e_">J’attire l’air et le feu</text:p>
      <text:p text:style-name="_3c_l_3e_">Et je ramène à l’Unité</text:p>
      <text:p text:style-name="_3c_l_3e_">La Voix de l’âme réveille celui qui dort.</text:p>
      <text:p text:style-name="_3c_stage_3e_">Orphée entreprend un long périple dans la salle, prend de nombreux contacts. Le Ndinga ferme la marche. Orphée crée une sorte de salon où il installe certains spectateurs.</text:p>
      <text:p text:style-name="_3c_speaker_3e_">Le Ndinga</text:p>
      <text:p text:style-name="Standard">Et l’image est si belle qu’Orphée reproduit le modèle. Orphée organise la réception des étrangers dans le salon.</text:p>
      <text:p text:style-name="_3c_stage_3e_">Mais <text:span text:style-name="T7">l’</text:span>obscurité est à son comble ; on entend des cris et des chocs multiples.</text:p>
      <text:p text:style-name="_3c_speaker_3e_">La Voix des feuilles mortes</text:p>
      <text:p text:style-name="_3c_l_3e_">De l’autre côté du mur, le monde respire.</text:p>
      <text:p text:style-name="_3c_l_3e_"><text:span text:style-name="_3c_pb_3e_">[11</text:span><text:span text:style-name="_3c_pb_3e_"><text:span text:style-name="T9">7</text:span></text:span><text:span text:style-name="_3c_pb_3e_">]</text:span>Derrière le mur, les peurs s’évanouissent.</text:p>
      <text:p text:style-name="_3c_l_3e_">Les monstres, les djinns s’abîment dans la mare.</text:p>
      <text:p text:style-name="_3c_l_3e_">Orphée, la lumière t’attend.</text:p>
      <text:p text:style-name="_3c_stage_3e_">Après une ultime lutte où deux monstres se battent en ombre chinoise, l’Image d’Orphée et de Nyango renaît, plus belle.</text:p>
      <text:p text:style-name="_3c_speaker_3e_">Le Ndinga</text:p>
      <text:p text:style-name="Standard">Que vois-tu encore, de ce côté-ci ?</text:p>
      <text:p text:style-name="_3c_speaker_3e_">Orphée</text:p>
      <text:p text:style-name="Standard">Je vois la petite morale de la taille d’un cerveau fragile. Une liberté étriquée à la mesure de nos pauvres désirs. Une imagination sordide qui s’arrête au premier tournant de la grisaille de l’indifférence : des visages de peur et des regards de traître, des mains molles et des voix impassibles. Et l’on dort tranquille sans entendre l’orage qui gronde…</text:p>
      <text:p text:style-name="_3c_stage_3e_">Un silence. Puis Orphée prend ta flûte et joue jusqu’à ce que l’Image d’Orphée et de Nyango grandisse. Les personnages qui entouraient Orphée et qui s’exprimaient comme des spectres s’animent.</text:p>
      <text:p text:style-name="_3c_speaker_3e_">La Voix des feuilles mortes</text:p>
      <text:p text:style-name="_3c_l_3e_">Marche s<text:span text:style-name="T7">ur</text:span> moi, malaxe-moi, avale-moi.</text:p>
      <text:p text:style-name="_3c_l_3e_">Marche sur moi, mais digère-moi, nourris-toi.</text:p>
      <text:p text:style-name="_3c_l_3e_"><text:soft-page-break/>Je féconderai l’humus et tu rayonneras.</text:p>
      <text:p text:style-name="_3c_speaker_3e_">Orphée</text:p>
      <text:p text:style-name="_3c_l_3e_">Nous étions les sans-voix, les sans-yeux, les sans-rien.</text:p>
      <text:p text:style-name="_3c_l_3e_"><text:span text:style-name="_3c_pb_3e_">[11</text:span><text:span text:style-name="_3c_pb_3e_"><text:span text:style-name="T9">8</text:span></text:span><text:span text:style-name="_3c_pb_3e_">]</text:span>Nous serons des concentrés d’êtres et nous vivrons la beauté.</text:p>
      <text:p text:style-name="_3c_l_3e_">Orphée, soutenu par la flûte, anime un personnage-spectateur.</text:p>
      <text:p text:style-name="_3c_l_3e_">Ton corps, ami, respire, il sait la force et l’élan.</text:p>
      <text:p text:style-name="_3c_stage_3e_"><text:span text:style-name="T7">À </text:span>un autre Spectateur.</text:p>
      <text:p text:style-name="Standard">Ton c<text:span text:style-name="T7">œ</text:span>ur bat, il sait la chaleur d’un contact.</text:p>
      <text:p text:style-name="_3c_stage_3e_"><text:span text:style-name="T7">À</text:span> un autre Spectateur.</text:p>
      <text:p text:style-name="Standard">Ton âme défend le beau et le vrai, mais tu l’ignores, n’est-ce pas ? <text:span text:style-name="_3c_stage.c_3e_">(La flûte répond.)</text:span></text:p>
      <text:p text:style-name="_3c_speaker_3e_">Orphée</text:p>
      <text:p text:style-name="_3c_stage_3e_">chantant.</text:p>
      <text:p text:style-name="_3c_l_3e_">J’ai vu le ciel donnant dans son regard</text:p>
      <text:p text:style-name="_3c_l_3e_">J’ai vu la terre entourée de fleurs</text:p>
      <text:p text:style-name="_3c_l_3e_">Et l’eau claire comme une pensée</text:p>
      <text:p text:style-name="_3c_l_3e_">Et ce fut le jour de l’extase.</text:p>
      <text:p text:style-name="_3c_speaker_3e_">Le Ndinga</text:p>
      <text:p text:style-name="_3c_stage_3e_">Pendant que les personnages cherchent des poses de plus en plus belles et suggestives.</text:p>
      <text:p text:style-name="_3c_l_3e_">Si tu écris pour noircir, arrête ta main.</text:p>
      <text:p text:style-name="_3c_l_3e_">Si tu peins pour colorer, arrête ton pinceau.</text:p>
      <text:p text:style-name="_3c_l_3e_">Si tu parles avec l’eau dans la bouche, arrête le massacre.</text:p>
      <text:p text:style-name="_3c_stage_3e_">Un Silence.</text:p>
      <text:p text:style-name="_3c_l_3e_">Mais crée, crée l’irremplaçable et devient providence.</text:p>
      <text:p text:style-name="_3c_stage_3e_"><text:span text:style-name="_3c_pb_3e_">[11</text:span><text:span text:style-name="_3c_pb_3e_"><text:span text:style-name="T9">9</text:span></text:span><text:span text:style-name="_3c_pb_3e_">]</text:span>La Voix des Ancêtres est de plus en plus lointaine, Orphée est obligé de terminer la phrase.</text:p>
      <text:p text:style-name="_3c_l_3e_">Quand l’<text:span text:style-name="T8">É</text:span>tranger ouvre la porte</text:p>
      <text:p text:style-name="_3c_l_3e_">Et parle le langage des Dieux</text:p>
      <text:p text:style-name="_3c_l_3e_">N’entends-tu pas la voix du peuple ?</text:p>
      <text:p text:style-name="_3c_l_3e_">Obéis-lui comme à ton Seigneur,</text:p>
      <text:p text:style-name="_3c_l_3e_">Et… Ne nous plaçons pas au-dessus de lui.</text:p>
      <text:p text:style-name="_3c_stage_3e_">Un Silence ; Orphée apprend à créer des contacts avec les Spectateurs. Puis la flûte renaît, suivie du mvet. La scène s’éclaire, les projecteurs pleins feux, annoncent une fête. L’Image d’Orphée et de Nyango disparaît. Orphée monte sur scène et prend la place de l’Image d’Orphée, tandis que Nyango, bien vivante, se tient à ses côtés.</text:p>
      <text:p text:style-name="_3c_speaker_3e_">Nyango</text:p>
      <text:p text:style-name="_3c_l_3e_">Je t’appelle Orphée, la lumière qui guérit.</text:p>
      <text:p text:style-name="_3c_l_3e_">La lumière libère mais bouleverse.</text:p>
      <text:p text:style-name="_3c_l_3e_">Si tu as volé le feu sacré, accepte le prix du savoir.</text:p>
      <text:p text:style-name="_3c_l_3e_">Orphée, je suis devenue celui que j’aime,</text:p>
      <text:p text:style-name="_3c_l_3e_">Tu es le fils du jour éclatant et clair.</text:p>
      <text:p text:style-name="_3c_speaker_3e_">Orphée</text:p>
      <text:p text:style-name="_3c_l_3e_">Nyango, vivante, ne m’avait donné que l’Ivresse du bonheur.</text:p>
      <text:p text:style-name="_3c_l_3e_">Nyango, morte, me fit trouver la Vérité.</text:p>
      <text:p text:style-name="_3c_speaker_3e_"><text:soft-page-break/>Le Ndinga</text:p>
      <text:p text:style-name="_3c_l_3e_">Salut à vous tous qui êtes venus pour renaître</text:p>
      <text:p text:style-name="_3c_l_3e_">Après les douleurs de la terre,</text:p>
      <text:p text:style-name="_3c_l_3e_"><text:span text:style-name="_3c_pb_3e_">[1</text:span><text:span text:style-name="_3c_pb_3e_"><text:span text:style-name="T9">20</text:span></text:span><text:span text:style-name="_3c_pb_3e_">]</text:span>Venez boire à la coupe d’Orphée et de Nyango,</text:p>
      <text:p text:style-name="_3c_l_3e_">Vous, qui sortez de la nuit.</text:p>
      <text:p text:style-name="_3c_stage_3e_"><text:span text:style-name="T8">À</text:span> un Spectateur</text:p>
      <text:p text:style-name="_3c_l_3e_">Tu es le caillou, tu es l’arbre, tu es l’océan.</text:p>
      <text:p text:style-name="_3c_l_3e_">Tu es oiseau, tu es animal, tu es le soleil et la lune.</text:p>
      <text:p text:style-name="_3c_l_3e_">Le jour et la nuit se penchent sur ton sommeil</text:p>
      <text:p text:style-name="_3c_l_3e_">Et tu t’éveilles, réconcilié.</text:p>
      <text:p text:style-name="_3c_stage_3e_">Orphée et Nyango descendent dans la salle accompagnés de la flûte. Il s’ouvre un long sentier devant eux.</text:p>
      <text:p text:style-name="_3c_speaker_3e_">Le Ndinga</text:p>
      <text:p text:style-name="Standard">Le chemin que tu as choisi sera long et douloureux mais les joies seront profondes. C’est celui qu’emprunteront tes frères de race ; il conduit de l’autre côté du mur, là où l’étoile s’est arrêtée.</text:p>
      <text:p text:style-name="_3c_speaker_3e_">La Voix de la Lumière</text:p>
      <text:p text:style-name="_3c_l_3e_">Tes frères attendent le lever du soleil.</text:p>
      <text:p text:style-name="_3c_l_3e_">Ils espèrent la fin des lourds karmas.</text:p>
      <text:p text:style-name="_3c_l_3e_">La journée sera, lumineuse et la moisson abondante.</text:p>
      <text:p text:style-name="_3c_l_3e_">Les temps sont venus pour vous d’être vous-mêmes.</text:p>
      <text:p text:style-name="_3c_l_3e_">De retrouver cette partie de vous que vous aviez perdue.</text:p>
      <text:p text:style-name="_3c_stage_3e_">Les trois lumières clignotent une dernière fois tandis qu’Orphée et Nyango se perdent dans la foule.</text:p>
      <text:p text:style-name="_3c_speaker_3e_">La Voix des feuilles mortes</text:p>
      <text:p text:style-name="_3c_stage_3e_">De plus en plus faible.</text:p>
      <text:p text:style-name="Standard">Ne marche pas sur moi…</text:p>
      <text:p text:style-name="_3c_speaker_3e_">La Voix des Ancêtres</text:p>
      <text:p text:style-name="_3c_stage_3e_">De plus en plus inexistante.</text:p>
      <text:p text:style-name="Standard"><text:span text:style-name="_3c_pb_3e_">[12</text:span><text:span text:style-name="_3c_pb_3e_"><text:span text:style-name="T9">1</text:span></text:span><text:span text:style-name="_3c_pb_3e_">]</text:span>Les temps sont venus pour vous…</text:p>
      <text:p text:style-name="_3c_speaker_3e_">La Voix de la Lumière</text:p>
      <text:p text:style-name="_3c_l_3e_">Et la force jaillit des mains croisées.</text:p>
      <text:p text:style-name="_3c_l_3e_">J’ai été une larme dans l’air.</text:p>
      <text:p text:style-name="_3c_l_3e_">Je serai l’éclat d’une lumière.</text:p>
      <text:p text:style-name="_3c_stage_3e_">La scène s’éteint. Un long silence. La salle brille de tous ses feux. Le Ndinga chante. Orphée continue sa longue marche entraînant acteurs et Spectateurs dans son sillage. Les paroles du Ndinga se feront entendre hors de la salle, dans la rue.</text:p>
      <text:p text:style-name="_3c_speaker_3e_">Le Ndinga</text:p>
      <text:p text:style-name="_3c_l_3e_">Et l’image si belle a recréé le modèle.</text:p>
      <text:p text:style-name="_3c_l_3e_">Le rêve a pris le pouvoir et la passion s’installe</text:p>
      <text:p text:style-name="_3c_l_3e_">La fureur de vivre, la force d’aimer.</text:p>
      <text:p text:style-name="_3c_l_3e_">Vous avez choisi et vous serez.</text:p>
      <text:p text:style-name="_3c_l_3e_">Vous servirez pleinement l’homme</text:p>
      <text:p text:style-name="_3c_l_3e_">Et les Dieux, satisfaits, iront se coucher.</text:p>
      <text:p text:style-name="_3c_stage_3e_"><text:soft-page-break/>Chant du Ndinga</text:p>
      <text:p text:style-name="_3c_speaker_3e_">Un Spectateur</text:p>
      <text:p text:style-name="_3c_l_3e_">Chante Ndinga, chante.</text:p>
      <text:p text:style-name="_3c_l_3e_">Je suis l’oreille qui écoute et j’entends.</text:p>
      <text:p text:style-name="_3c_l_3e_">Je suis la main qui touche et je saisis.</text:p>
      <text:p text:style-name="_3c_l_3e_">Danse Ndinga, danse.</text:p>
      <text:p text:style-name="_3c_l_3e_">La beauté naît d’un son.</text:p>
      <text:p text:style-name="_3c_l_3e_">La vérité jaillit du rythme.</text:p>
      <text:p text:style-name="_3c_l_3e_"><text:span text:style-name="_3c_pb_3e_">[12</text:span><text:span text:style-name="_3c_pb_3e_"><text:span text:style-name="T9">2</text:span></text:span><text:span text:style-name="_3c_pb_3e_">]</text:span>Par ton regard la terre bascule et se couvre de pensées.</text:p>
      <text:p text:style-name="_3c_stage_3e_">La foule danse d’allégresse comme à la fin de chaque étape initiatique réussi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Georgia" svg:font-family="Georgi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c_signed_3e_" style:display-name="&lt;signed&gt;" style:family="paragraph" style:parent-style-name="Standard">
      <style:paragraph-properties fo:text-align="end" style:justify-single-word="false"/>
      <style:text-properties fo:font-variant="small-caps"/>
    </style:style>
    <style:style style:name="Titre_20__23_3" style:display-name="Titre #3" style:family="paragraph" style:master-page-name="">
      <loext:graphic-properties draw:fill="solid" draw:fill-color="#ffffff" draw:opacity="100%"/>
      <style:paragraph-properties fo:line-height="0cm" fo:text-align="center" style:justify-single-word="false" style:page-number="auto" fo:background-color="#ffffff"/>
      <style:text-properties style:text-line-through-style="none" style:text-line-through-type="none" style:font-name="Georgia" fo:font-family="Georgia" fo:font-size="32pt" fo:letter-spacing="0.071cm" fo:font-style="normal" style:text-underline-style="none" fo:font-weight="normal" style:font-name-asian="Georgia" style:font-family-asian="Georgia" style:font-size-asian="32pt" style:font-style-asian="normal" style:font-weight-asian="normal" style:font-name-complex="Georgia" style:font-family-complex="Georgia" style:font-size-complex="32pt" style:font-style-complex="normal" style:font-weight-complex="normal"/>
    </style:style>
    <style:style style:name="Corps_20_du_20_texte_20__28_9_29_" style:display-name="Corps du texte (9)" style:family="paragraph" style:master-page-name="">
      <loext:graphic-properties draw:fill="solid" draw:fill-color="#ffffff" draw:opacity="100%"/>
      <style:paragraph-properties fo:line-height="0.914cm" style:page-number="auto" fo:background-color="#ffffff"/>
      <style:text-properties style:text-line-through-style="none" style:text-line-through-type="none" style:font-name="Georgia" fo:font-family="Georgia" fo:font-size="14pt" fo:letter-spacing="0.035cm" fo:font-style="normal" style:text-underline-style="none" fo:font-weight="normal" style:font-name-asian="Georgia" style:font-family-asian="Georgia" style:font-size-asian="14pt" style:font-style-asian="normal" style:font-weight-asian="normal" style:font-name-complex="Georgia" style:font-family-complex="Georgia" style:font-size-complex="14pt" style:font-style-complex="normal" style:font-weight-complex="normal"/>
    </style:style>
    <style:style style:name="Corps_20_du_20_texte_20__28_4_29_" style:display-name="Corps du texte (4)" style:family="paragraph" style:master-page-name="">
      <loext:graphic-properties draw:fill="solid" draw:fill-color="#ffffff" draw:opacity="100%"/>
      <style:paragraph-properties fo:line-height="0cm" style:page-number="auto" fo:background-color="#ffffff"/>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orps_20_du_20_texte_20__28_8_29_" style:display-name="Corps du texte (8)" style:family="paragraph" style:master-page-name="">
      <loext:graphic-properties draw:fill="solid" draw:fill-color="#ffffff" draw:opacity="100%"/>
      <style:paragraph-properties fo:line-height="0.931cm" fo:text-align="justify" style:justify-single-word="false" style:page-number="auto" fo:background-color="#ffffff"/>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_3c_salute_3e_" style:display-name="&lt;salute&gt;" style:family="paragraph" style:parent-style-name="_3c_signed_3e_">
      <style:text-properties fo:font-variant="normal" fo:text-transform="none"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10" style:family="text" style:parent-style-name="DefaultFontStyle">
      <style:text-properties style:text-line-through-style="none" style:text-line-through-type="none" style:font-name="Georgia" fo:font-family="Georgia" fo:font-size="17pt"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style>
    <style:style style:name="CharStyle8" style:family="text" style:parent-style-name="DefaultFontStyle">
      <style:text-properties style:text-line-through-style="none" style:text-line-through-type="none" style:font-name="Georgia" fo:font-family="Georgia" fo:font-size="32pt" fo:letter-spacing="0.071cm" fo:font-style="normal" style:text-underline-style="none" fo:font-weight="normal" style:font-name-asian="Georgia" style:font-family-asian="Georgia" style:font-size-asian="32pt" style:font-style-asian="normal" style:font-weight-asian="normal" style:font-name-complex="Georgia" style:font-family-complex="Georgia" style:font-size-complex="32pt" style:font-style-complex="normal" style:font-weight-complex="normal"/>
    </style:style>
    <style:style style:name="CharStyle11" style:family="text" style:parent-style-name="CharStyle10">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32" style:family="text" style:parent-style-name="DefaultFontStyle">
      <style:text-properties style:text-line-through-style="none" style:text-line-through-type="none" style:font-name="Georgia" fo:font-family="Georgia" fo:font-size="14pt" fo:letter-spacing="0.035cm" fo:font-style="normal" style:text-underline-style="none" fo:font-weight="normal" style:font-name-asian="Georgia" style:font-family-asian="Georgia" style:font-size-asian="14pt" style:font-style-asian="normal" style:font-weight-asian="normal" style:font-name-complex="Georgia" style:font-family-complex="Georgia" style:font-size-complex="14pt" style:font-style-complex="normal" style:font-weight-complex="normal"/>
    </style:style>
    <style:style style:name="CharStyle33" style:family="text" style:parent-style-name="CharStyle32">
      <style:text-properties fo:font-variant="small-caps" fo:color="#000000" style:text-position="0% 100%" fo:language="fr" fo:country="FR" style:language-asian="fr" style:country-asian="FR" style:language-complex="fr" style:country-complex="FR" style:text-scale="100%"/>
    </style:style>
    <style:style style:name="CharStyle22" style:family="text" style:parent-style-name="CharStyle10">
      <style:text-properties fo:font-variant="small-caps" fo:color="#000000" style:text-position="0% 100%" fo:letter-spacing="normal" fo:language="fr" fo:country="FR" style:language-asian="fr" style:country-asian="FR" style:language-complex="fr" style:country-complex="FR" style:text-scale="100%"/>
    </style:style>
    <style:style style:name="CharStyle18" style:family="text" style:parent-style-name="CharStyle10">
      <style:text-properties fo:color="#000000" style:text-position="0% 100%" fo:letter-spacing="normal" fo:language="fr" fo:country="FR" style:language-asian="fr" style:country-asian="FR" style:language-complex="fr" style:country-complex="FR" style:text-scale="100%"/>
    </style:style>
    <style:style style:name="CharStyle24" style:family="text" style:parent-style-name="DefaultFontStyle">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harStyle25" style:family="text" style:parent-style-name="CharStyle24">
      <style:text-properties fo:font-variant="small-caps" fo:color="#000000" style:text-position="0% 100%" fo:letter-spacing="normal" fo:language="fr" fo:country="FR" style:language-asian="fr" style:country-asian="FR" style:language-complex="fr" style:country-complex="FR" style:text-scale="100%"/>
    </style:style>
    <style:style style:name="CharStyle27" style:family="text" style:parent-style-name="DefaultFontStyle">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harStyle28" style:family="text" style:parent-style-name="CharStyle27">
      <style:text-properties fo:font-variant="small-caps" fo:color="#000000" style:text-position="0% 100%" fo:letter-spacing="normal" fo:language="fr" fo:country="FR" style:language-asian="fr" style:country-asian="FR" style:language-complex="fr" style:country-complex="FR" style:text-scale="100%"/>
    </style:style>
    <style:style style:name="CharStyle29" style:family="text" style:parent-style-name="CharStyle27">
      <style:text-properties fo:color="#000000" style:text-position="0% 100%" fo:font-size="17pt" fo:letter-spacing="normal" fo:language="fr" fo:country="FR" style:font-size-asian="17pt" style:language-asian="fr" style:country-asian="FR" style:font-size-complex="17pt" style:language-complex="fr" style:country-complex="FR" style:text-scale="100%"/>
    </style:style>
    <style:style style:name="CharStyle30" style:family="text" style:parent-style-name="CharStyle27">
      <style:text-properties fo:color="#000000" style:text-position="0% 100%" fo:letter-spacing="normal" fo:language="fr" fo:country="FR" style:language-asian="fr" style:country-asian="FR" style:language-complex="fr" style:country-complex="FR" style:text-scale="100%"/>
    </style:style>
    <style:style style:name="_3c_stage.c_3e_" style:display-name="&lt;stage.c&gt;" style:family="text">
      <style:text-properties fo:font-style="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128cm" fo:page-height="59.919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22cm" fo:margin-left="0cm" fo:margin-right="0cm" fo:margin-bottom="0cm"/>
      </style:header-style>
      <style:footer-style>
        <style:header-footer-properties fo:min-height="2.522cm" fo:margin-left="0cm" fo:margin-right="0cm" fo:margin-top="2.522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25T14:24:01.313460468</dc:date>
    <meta:editing-duration>P1DT1H13M58S</meta:editing-duration>
    <meta:editing-cycles>42</meta:editing-cycles>
    <meta:generator>LibreOffice/6.3.5.2$Linux_X86_64 LibreOffice_project/30$Build-2</meta:generator>
    <meta:document-statistic meta:table-count="0" meta:image-count="0" meta:object-count="0" meta:page-count="21" meta:paragraph-count="744" meta:word-count="8146" meta:character-count="45681" meta:non-whitespace-character-count="38274"/>
  </office:meta>
</office:document-meta>
</file>